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E000001969A5BB5D1.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0eb9c52" officeooo:paragraph-rsid="02a29266"/>
    </style:style>
    <style:style style:name="P46" style:family="paragraph" style:parent-style-name="Text_20_body">
      <style:text-properties officeooo:rsid="02a29266" officeooo:paragraph-rsid="02a29266"/>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2b2b6ac" officeooo:paragraph-rsid="02b69aee"/>
    </style:style>
    <style:style style:name="P49" style:family="paragraph" style:parent-style-name="Text_20_body">
      <style:text-properties officeooo:rsid="02b431a0" officeooo:paragraph-rsid="02b69aee"/>
    </style:style>
    <style:style style:name="P50" style:family="paragraph" style:parent-style-name="Text_20_body">
      <style:text-properties officeooo:rsid="026cdb5b" officeooo:paragraph-rsid="02b18e6f"/>
    </style:style>
    <style:style style:name="P51" style:family="paragraph" style:parent-style-name="Text_20_body">
      <style:text-properties officeooo:rsid="028a5e9c" officeooo:paragraph-rsid="02b69aee"/>
    </style:style>
    <style:style style:name="P52" style:family="paragraph" style:parent-style-name="Text_20_body">
      <style:text-properties officeooo:rsid="02bc9505" officeooo:paragraph-rsid="02bc9505"/>
    </style:style>
    <style:style style:name="P53" style:family="paragraph" style:parent-style-name="Text_20_body">
      <style:text-properties officeooo:rsid="02bf955c" officeooo:paragraph-rsid="02bf955c"/>
    </style:style>
    <style:style style:name="P54" style:family="paragraph" style:parent-style-name="Text_20_body">
      <style:text-properties officeooo:rsid="02c11720" officeooo:paragraph-rsid="02c11720"/>
    </style:style>
    <style:style style:name="P55" style:family="paragraph" style:parent-style-name="Text_20_body">
      <style:text-properties officeooo:rsid="02c3acb7" officeooo:paragraph-rsid="02c3acb7"/>
    </style:style>
    <style:style style:name="P56" style:family="paragraph" style:parent-style-name="Text_20_body">
      <style:text-properties officeooo:rsid="02c8ad57" officeooo:paragraph-rsid="02c8ad57"/>
    </style:style>
    <style:style style:name="P57" style:family="paragraph" style:parent-style-name="Text_20_body">
      <style:text-properties officeooo:rsid="02c8ad57" officeooo:paragraph-rsid="02cc6254"/>
    </style:style>
    <style:style style:name="P58" style:family="paragraph" style:parent-style-name="Text_20_body">
      <style:text-properties officeooo:rsid="02cc6254" officeooo:paragraph-rsid="02cc6254"/>
    </style:style>
    <style:style style:name="P59" style:family="paragraph" style:parent-style-name="Text_20_body">
      <style:text-properties officeooo:paragraph-rsid="02cc6254"/>
    </style:style>
    <style:style style:name="P60" style:family="paragraph" style:parent-style-name="Text_20_body">
      <style:text-properties officeooo:rsid="02b92923" officeooo:paragraph-rsid="02cf8972"/>
    </style:style>
    <style:style style:name="P61" style:family="paragraph" style:parent-style-name="Text_20_body">
      <style:text-properties officeooo:rsid="02cf8972" officeooo:paragraph-rsid="02cf8972"/>
    </style:style>
    <style:style style:name="P62" style:family="paragraph" style:parent-style-name="Text_20_body">
      <style:text-properties officeooo:rsid="02cf96cd" officeooo:paragraph-rsid="02cf96cd"/>
    </style:style>
    <style:style style:name="P63" style:family="paragraph" style:parent-style-name="Text_20_body">
      <style:text-properties officeooo:rsid="02d268d4" officeooo:paragraph-rsid="02d426d8"/>
    </style:style>
    <style:style style:name="P64" style:family="paragraph" style:parent-style-name="Text_20_body">
      <style:text-properties officeooo:rsid="02db382d" officeooo:paragraph-rsid="02db382d"/>
    </style:style>
    <style:style style:name="P65" style:family="paragraph" style:parent-style-name="Text_20_body">
      <style:text-properties officeooo:rsid="02db382d" officeooo:paragraph-rsid="02e9165d"/>
    </style:style>
    <style:style style:name="P66" style:family="paragraph" style:parent-style-name="Text_20_body">
      <style:text-properties officeooo:paragraph-rsid="02e17858"/>
    </style:style>
    <style:style style:name="P67" style:family="paragraph" style:parent-style-name="Text_20_body">
      <style:text-properties officeooo:rsid="02ebe71b" officeooo:paragraph-rsid="02ebe71b"/>
    </style:style>
    <style:style style:name="P68" style:family="paragraph" style:parent-style-name="Text_20_body">
      <style:text-properties officeooo:rsid="02e4cd0e" officeooo:paragraph-rsid="02e4cd0e"/>
    </style:style>
    <style:style style:name="P69"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70"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4"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5" style:family="paragraph" style:parent-style-name="Table_20_Heading">
      <style:text-properties officeooo:paragraph-rsid="00174f00"/>
    </style:style>
    <style:style style:name="P76" style:family="paragraph" style:parent-style-name="Table_20_Heading_20_2">
      <style:text-properties officeooo:paragraph-rsid="00174f00"/>
    </style:style>
    <style:style style:name="P77" style:family="paragraph" style:parent-style-name="Footnote">
      <style:text-properties officeooo:rsid="00b8017c" officeooo:paragraph-rsid="00b8017c"/>
    </style:style>
    <style:style style:name="P78" style:family="paragraph" style:parent-style-name="Footnote">
      <style:text-properties officeooo:rsid="002d30f7"/>
    </style:style>
    <style:style style:name="P79" style:family="paragraph" style:parent-style-name="Footnote">
      <style:text-properties officeooo:paragraph-rsid="01628787"/>
    </style:style>
    <style:style style:name="P80" style:family="paragraph" style:parent-style-name="Footnote">
      <style:text-properties officeooo:rsid="017d5ae7"/>
    </style:style>
    <style:style style:name="P81" style:family="paragraph" style:parent-style-name="Footnote">
      <style:text-properties officeooo:rsid="01a7af72" officeooo:paragraph-rsid="01a7af72"/>
    </style:style>
    <style:style style:name="P82" style:family="paragraph" style:parent-style-name="Footnote">
      <style:text-properties officeooo:rsid="01dd37f4" officeooo:paragraph-rsid="01dd37f4"/>
    </style:style>
    <style:style style:name="P83" style:family="paragraph" style:parent-style-name="Footnote">
      <style:text-properties officeooo:rsid="01e2b8d4" officeooo:paragraph-rsid="01e2b8d4"/>
    </style:style>
    <style:style style:name="P84" style:family="paragraph" style:parent-style-name="Footnote">
      <style:text-properties officeooo:rsid="01f2940e" officeooo:paragraph-rsid="01f2940e"/>
    </style:style>
    <style:style style:name="P85" style:family="paragraph" style:parent-style-name="Footnote">
      <style:text-properties officeooo:rsid="01f910e2" officeooo:paragraph-rsid="01f910e2"/>
    </style:style>
    <style:style style:name="P86" style:family="paragraph" style:parent-style-name="Footnote">
      <style:text-properties officeooo:rsid="01fb0f80" officeooo:paragraph-rsid="01fb0f80"/>
    </style:style>
    <style:style style:name="P87" style:family="paragraph" style:parent-style-name="Footnote">
      <style:text-properties officeooo:rsid="0203c08d" officeooo:paragraph-rsid="0203c08d"/>
    </style:style>
    <style:style style:name="P88" style:family="paragraph" style:parent-style-name="Footnote">
      <style:text-properties officeooo:rsid="020538d2" officeooo:paragraph-rsid="020538d2"/>
    </style:style>
    <style:style style:name="P89" style:family="paragraph" style:parent-style-name="Footnote">
      <style:text-properties officeooo:rsid="02055164" officeooo:paragraph-rsid="02055164"/>
    </style:style>
    <style:style style:name="P90" style:family="paragraph" style:parent-style-name="Footnote">
      <style:text-properties officeooo:rsid="020558b8" officeooo:paragraph-rsid="020558b8"/>
    </style:style>
    <style:style style:name="P91" style:family="paragraph" style:parent-style-name="Footnote">
      <style:text-properties officeooo:rsid="0210dd63" officeooo:paragraph-rsid="0210dd63"/>
    </style:style>
    <style:style style:name="P92" style:family="paragraph" style:parent-style-name="Footnote">
      <style:text-properties officeooo:rsid="005edcca" officeooo:paragraph-rsid="005edcca"/>
    </style:style>
    <style:style style:name="P93" style:family="paragraph" style:parent-style-name="Footnote">
      <style:text-properties officeooo:rsid="0219271e" officeooo:paragraph-rsid="021a685b"/>
    </style:style>
    <style:style style:name="P94" style:family="paragraph" style:parent-style-name="Footnote">
      <style:text-properties officeooo:rsid="021bcc0c" officeooo:paragraph-rsid="021bcc0c"/>
    </style:style>
    <style:style style:name="P95" style:family="paragraph" style:parent-style-name="Footnote">
      <style:text-properties officeooo:rsid="01cd37f6" officeooo:paragraph-rsid="01cd37f6"/>
    </style:style>
    <style:style style:name="P96" style:family="paragraph" style:parent-style-name="Footnote">
      <style:text-properties officeooo:rsid="01cd37f6" officeooo:paragraph-rsid="022c0263"/>
    </style:style>
    <style:style style:name="P97" style:family="paragraph" style:parent-style-name="Footnote">
      <style:text-properties style:font-name="Courier New2" officeooo:rsid="0215ac82" officeooo:paragraph-rsid="0215ac82"/>
    </style:style>
    <style:style style:name="P98" style:family="paragraph" style:parent-style-name="Footnote">
      <style:text-properties officeooo:rsid="0215ac82" officeooo:paragraph-rsid="0215ac82"/>
    </style:style>
    <style:style style:name="P99" style:family="paragraph" style:parent-style-name="Footnote">
      <style:text-properties officeooo:rsid="0236fe30" officeooo:paragraph-rsid="0236fe30"/>
    </style:style>
    <style:style style:name="P100" style:family="paragraph" style:parent-style-name="Footnote">
      <style:text-properties officeooo:rsid="023a5b8f" officeooo:paragraph-rsid="023a5b8f"/>
    </style:style>
    <style:style style:name="P101" style:family="paragraph" style:parent-style-name="Footnote">
      <style:text-properties officeooo:rsid="023cc435" officeooo:paragraph-rsid="023efe20"/>
    </style:style>
    <style:style style:name="P102" style:family="paragraph" style:parent-style-name="Footnote">
      <style:text-properties officeooo:rsid="02565828" officeooo:paragraph-rsid="02565828"/>
    </style:style>
    <style:style style:name="P103" style:family="paragraph" style:parent-style-name="Footnote">
      <style:text-properties officeooo:rsid="02c8ad57" officeooo:paragraph-rsid="02c8ad57"/>
    </style:style>
    <style:style style:name="P104" style:family="paragraph" style:parent-style-name="Footnote">
      <style:text-properties officeooo:rsid="02e17858" officeooo:paragraph-rsid="02e17858"/>
    </style:style>
    <style:style style:name="P105" style:family="paragraph" style:parent-style-name="Footnote">
      <style:text-properties officeooo:rsid="02e6946f" officeooo:paragraph-rsid="02e6946f"/>
    </style:style>
    <style:style style:name="P106" style:family="paragraph" style:parent-style-name="Title">
      <style:text-properties officeooo:paragraph-rsid="00161aef"/>
    </style:style>
    <style:style style:name="P107"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08" style:family="paragraph" style:parent-style-name="Preformatted_20_Text">
      <style:paragraph-properties fo:orphans="2" fo:widows="2"/>
      <style:text-properties fo:font-variant="normal" fo:text-transform="none" fo:color="#000000" fo:letter-spacing="normal" fo:font-style="normal" fo:font-weight="normal"/>
    </style:style>
    <style:style style:name="P109" style:family="paragraph" style:parent-style-name="Preformatted_20_Text">
      <style:paragraph-properties fo:orphans="2" fo:widows="2"/>
      <style:text-properties fo:font-variant="normal" fo:text-transform="none" fo:color="#000000" fo:letter-spacing="normal"/>
    </style:style>
    <style:style style:name="P110" style:family="paragraph" style:parent-style-name="dq">
      <style:text-properties officeooo:rsid="00e90be4" officeooo:paragraph-rsid="00e90be4"/>
    </style:style>
    <style:style style:name="P111" style:family="paragraph" style:parent-style-name="dl">
      <style:text-properties officeooo:rsid="00e90be4" officeooo:paragraph-rsid="00e90be4"/>
    </style:style>
    <style:style style:name="P112" style:family="paragraph" style:parent-style-name="Table_20_Contents">
      <style:text-properties officeooo:rsid="00f64c83" officeooo:paragraph-rsid="017acb2d"/>
    </style:style>
    <style:style style:name="P113" style:family="paragraph" style:parent-style-name="Table_20_Contents">
      <style:text-properties officeooo:paragraph-rsid="017acb2d"/>
    </style:style>
    <style:style style:name="P114" style:family="paragraph" style:parent-style-name="Table_20_Contents">
      <style:text-properties officeooo:rsid="01df647b" officeooo:paragraph-rsid="01df647b"/>
    </style:style>
    <style:style style:name="P115" style:family="paragraph" style:parent-style-name="Table_20_Contents">
      <style:text-properties officeooo:rsid="01e1fc07" officeooo:paragraph-rsid="01e1fc07"/>
    </style:style>
    <style:style style:name="P116" style:family="paragraph" style:parent-style-name="Table_20_Contents">
      <style:paragraph-properties fo:text-align="start" style:justify-single-word="false"/>
    </style:style>
    <style:style style:name="P117" style:family="paragraph" style:parent-style-name="src-listing">
      <style:text-properties officeooo:rsid="01945c09" officeooo:paragraph-rsid="024f4f10"/>
    </style:style>
    <style:style style:name="P118" style:family="paragraph" style:parent-style-name="src-listing">
      <style:text-properties officeooo:rsid="019661cc" officeooo:paragraph-rsid="019661cc"/>
    </style:style>
    <style:style style:name="P119" style:family="paragraph" style:parent-style-name="src-listing">
      <style:text-properties officeooo:rsid="019661cc" officeooo:paragraph-rsid="01986f77"/>
    </style:style>
    <style:style style:name="P120" style:family="paragraph" style:parent-style-name="src-listing">
      <style:text-properties officeooo:paragraph-rsid="019ae795"/>
    </style:style>
    <style:style style:name="P121" style:family="paragraph" style:parent-style-name="src-listing">
      <style:text-properties officeooo:rsid="01a09585" officeooo:paragraph-rsid="01a09585"/>
    </style:style>
    <style:style style:name="P122" style:family="paragraph" style:parent-style-name="src-listing">
      <style:text-properties officeooo:rsid="01a26862" officeooo:paragraph-rsid="01a26862"/>
    </style:style>
    <style:style style:name="P123" style:family="paragraph" style:parent-style-name="src-listing">
      <style:text-properties officeooo:rsid="01a26862" officeooo:paragraph-rsid="024f4f10"/>
    </style:style>
    <style:style style:name="P124" style:family="paragraph" style:parent-style-name="src-listing">
      <style:text-properties officeooo:rsid="01a30f2d" officeooo:paragraph-rsid="024f4f10"/>
    </style:style>
    <style:style style:name="P125" style:family="paragraph" style:parent-style-name="src-listing">
      <style:text-properties officeooo:rsid="01df647b" officeooo:paragraph-rsid="01df647b"/>
    </style:style>
    <style:style style:name="P126" style:family="paragraph" style:parent-style-name="src-listing">
      <style:text-properties officeooo:paragraph-rsid="01e14108"/>
    </style:style>
    <style:style style:name="P127" style:family="paragraph" style:parent-style-name="src-listing">
      <style:text-properties officeooo:rsid="01e14108" officeooo:paragraph-rsid="01e14108"/>
    </style:style>
    <style:style style:name="P128" style:family="paragraph" style:parent-style-name="src-listing">
      <style:text-properties officeooo:rsid="01e733fd" officeooo:paragraph-rsid="01e733fd"/>
    </style:style>
    <style:style style:name="P129" style:family="paragraph" style:parent-style-name="src-listing">
      <style:text-properties officeooo:rsid="01db3daf" officeooo:paragraph-rsid="02318c58"/>
    </style:style>
    <style:style style:name="P130" style:family="paragraph" style:parent-style-name="src-listing">
      <style:text-properties officeooo:rsid="01db3daf" officeooo:paragraph-rsid="0250062c"/>
    </style:style>
    <style:style style:name="P131" style:family="paragraph" style:parent-style-name="src-listing">
      <style:text-properties officeooo:rsid="01dd99b9" officeooo:paragraph-rsid="02318c58"/>
    </style:style>
    <style:style style:name="P132" style:family="paragraph" style:parent-style-name="src-listing">
      <style:text-properties officeooo:paragraph-rsid="02318c58"/>
    </style:style>
    <style:style style:name="P133" style:family="paragraph" style:parent-style-name="src-listing">
      <style:text-properties officeooo:rsid="0068fb03" officeooo:paragraph-rsid="0233efb4"/>
    </style:style>
    <style:style style:name="P134" style:family="paragraph" style:parent-style-name="src-listing">
      <style:text-properties officeooo:paragraph-rsid="024f4f10"/>
    </style:style>
    <style:style style:name="P135" style:family="paragraph" style:parent-style-name="src-listing">
      <style:text-properties officeooo:paragraph-rsid="0250062c"/>
    </style:style>
    <style:style style:name="P136" style:family="paragraph" style:parent-style-name="src-listing">
      <style:text-properties officeooo:paragraph-rsid="0282d4cc"/>
    </style:style>
    <style:style style:name="P137" style:family="paragraph" style:parent-style-name="Standard">
      <style:text-properties officeooo:rsid="0215ac82" officeooo:paragraph-rsid="0233efb4"/>
    </style:style>
    <style:style style:name="P138" style:family="paragraph" style:parent-style-name="Standard">
      <style:text-properties officeooo:paragraph-rsid="0282d4cc"/>
    </style:style>
    <style:style style:name="P139" style:family="paragraph" style:parent-style-name="Caption">
      <style:text-properties officeooo:paragraph-rsid="02318c58"/>
    </style:style>
    <style:style style:name="P140" style:family="paragraph" style:parent-style-name="Caption">
      <style:text-properties officeooo:paragraph-rsid="024f4f10"/>
    </style:style>
    <style:style style:name="P141" style:family="paragraph" style:parent-style-name="Caption">
      <style:text-properties officeooo:paragraph-rsid="02ed2edf"/>
    </style:style>
    <style:style style:name="P142" style:family="paragraph" style:parent-style-name="module-listing">
      <style:paragraph-properties fo:text-align="start" style:justify-single-word="false"/>
    </style:style>
    <style:style style:name="P143" style:family="paragraph" style:parent-style-name="module-listing">
      <style:paragraph-properties fo:text-align="start" style:justify-single-word="false"/>
      <style:text-properties officeooo:paragraph-rsid="02a79b92"/>
    </style:style>
    <style:style style:name="P144" style:family="paragraph" style:parent-style-name="module-listing">
      <style:paragraph-properties fo:text-align="start" style:justify-single-word="false"/>
      <style:text-properties officeooo:paragraph-rsid="02a9fc99"/>
    </style:style>
    <style:style style:name="P145" style:family="paragraph" style:parent-style-name="module-listing">
      <style:paragraph-properties fo:text-align="start" style:justify-single-word="false"/>
      <style:text-properties officeooo:rsid="02811fc2" officeooo:paragraph-rsid="02a79b92"/>
    </style:style>
    <style:style style:name="P146" style:family="paragraph" style:parent-style-name="Standard" style:master-page-name="First_20_Page">
      <style:paragraph-properties style:page-number="auto"/>
    </style:style>
    <style:style style:name="P147" style:family="paragraph" style:parent-style-name="Standard" style:list-style-name="">
      <style:paragraph-properties fo:break-before="page"/>
      <style:text-properties officeooo:rsid="020768e8" officeooo:paragraph-rsid="020768e8"/>
    </style:style>
    <style:style style:name="P148" style:family="paragraph" style:parent-style-name="Standard" style:list-style-name="">
      <style:text-properties officeooo:rsid="020768e8" officeooo:paragraph-rsid="020768e8"/>
    </style:style>
    <style:style style:name="P149" style:family="paragraph" style:parent-style-name="Standard" style:list-style-name="">
      <style:paragraph-properties fo:text-align="center" style:justify-single-word="false"/>
      <style:text-properties officeooo:rsid="020768e8" officeooo:paragraph-rsid="020768e8"/>
    </style:style>
    <style:style style:name="P150" style:family="paragraph" style:parent-style-name="Standard" style:list-style-name="">
      <style:paragraph-properties fo:text-align="center" style:justify-single-word="false"/>
      <style:text-properties officeooo:paragraph-rsid="020768e8"/>
    </style:style>
    <style:style style:name="P151" style:family="paragraph" style:parent-style-name="Standard" style:list-style-name=""/>
    <style:style style:name="P152" style:family="paragraph" style:parent-style-name="Text_20_body" style:list-style-name="L1">
      <style:text-properties officeooo:paragraph-rsid="010409cf"/>
    </style:style>
    <style:style style:name="P153" style:family="paragraph" style:parent-style-name="Text_20_body" style:list-style-name="L3">
      <style:text-properties officeooo:paragraph-rsid="01422145"/>
    </style:style>
    <style:style style:name="P154" style:family="paragraph" style:parent-style-name="Text_20_body" style:list-style-name="L3">
      <style:text-properties officeooo:rsid="0028c3ff" officeooo:paragraph-rsid="0222c5dc"/>
    </style:style>
    <style:style style:name="P155" style:family="paragraph" style:parent-style-name="Text_20_body" style:list-style-name="L3">
      <style:text-properties officeooo:rsid="002c08fc" officeooo:paragraph-rsid="01422145"/>
    </style:style>
    <style:style style:name="P156" style:family="paragraph" style:parent-style-name="Text_20_body" style:list-style-name="L4">
      <style:text-properties officeooo:rsid="01f20216" officeooo:paragraph-rsid="01f20216"/>
    </style:style>
    <style:style style:name="P157" style:family="paragraph" style:parent-style-name="Text_20_body" style:list-style-name="L4">
      <style:text-properties officeooo:rsid="01f2940e" officeooo:paragraph-rsid="01f2940e"/>
    </style:style>
    <style:style style:name="P158" style:family="paragraph" style:parent-style-name="Text_20_body" style:list-style-name="L4">
      <style:text-properties officeooo:rsid="020950ab" officeooo:paragraph-rsid="020950ab"/>
    </style:style>
    <style:style style:name="P159" style:family="paragraph" style:parent-style-name="Text_20_body" style:list-style-name="L5">
      <style:text-properties officeooo:rsid="01f910e2" officeooo:paragraph-rsid="01f910e2"/>
    </style:style>
    <style:style style:name="P160" style:family="paragraph" style:parent-style-name="Text_20_body" style:list-style-name="L5">
      <style:text-properties officeooo:rsid="01fb0f80" officeooo:paragraph-rsid="01fb0f80"/>
    </style:style>
    <style:style style:name="P161" style:family="paragraph" style:parent-style-name="Text_20_body" style:list-style-name="L6">
      <style:text-properties officeooo:rsid="01fc038d" officeooo:paragraph-rsid="01fc038d"/>
    </style:style>
    <style:style style:name="P162" style:family="paragraph" style:parent-style-name="Text_20_body" style:list-style-name="L7">
      <style:text-properties style:font-name="Arial" officeooo:rsid="0203c08d" officeooo:paragraph-rsid="0203c08d" style:font-name-asian="Droid Sans Fallback" style:font-name-complex="FreeSans"/>
    </style:style>
    <style:style style:name="P163" style:family="paragraph" style:parent-style-name="Text_20_body" style:list-style-name="L9">
      <style:text-properties officeooo:rsid="020538d2" officeooo:paragraph-rsid="020538d2"/>
    </style:style>
    <style:style style:name="P164" style:family="paragraph" style:parent-style-name="Text_20_body" style:list-style-name="L10">
      <style:text-properties officeooo:rsid="020538d2" officeooo:paragraph-rsid="020538d2"/>
    </style:style>
    <style:style style:name="P165" style:family="paragraph" style:parent-style-name="Text_20_body" style:list-style-name="L11">
      <style:text-properties officeooo:rsid="020538d2" officeooo:paragraph-rsid="020538d2"/>
    </style:style>
    <style:style style:name="P166" style:family="paragraph" style:parent-style-name="Text_20_body" style:list-style-name="L12">
      <style:text-properties officeooo:rsid="02055164" officeooo:paragraph-rsid="02055164"/>
    </style:style>
    <style:style style:name="P167" style:family="paragraph" style:parent-style-name="Text_20_body" style:list-style-name="L13">
      <style:text-properties officeooo:rsid="02055164" officeooo:paragraph-rsid="02055164"/>
    </style:style>
    <style:style style:name="P168" style:family="paragraph" style:parent-style-name="Text_20_body" style:list-style-name="L14">
      <style:text-properties officeooo:rsid="020558b8" officeooo:paragraph-rsid="020558b8"/>
    </style:style>
    <style:style style:name="P169" style:family="paragraph" style:parent-style-name="Text_20_body" style:list-style-name="L15">
      <style:text-properties officeooo:paragraph-rsid="02b69aee"/>
    </style:style>
    <style:style style:name="P170" style:family="paragraph" style:parent-style-name="Text_20_body" style:list-style-name="L15">
      <style:text-properties officeooo:rsid="02b431a0" officeooo:paragraph-rsid="02b69aee"/>
    </style:style>
    <style:style style:name="P171" style:family="paragraph" style:parent-style-name="Text_20_body" style:list-style-name="L16">
      <style:text-properties officeooo:paragraph-rsid="0292d1dc"/>
    </style:style>
    <style:style style:name="P172" style:family="paragraph" style:parent-style-name="Text_20_body" style:list-style-name="L16">
      <style:text-properties officeooo:rsid="028a5e9c" officeooo:paragraph-rsid="028a5e9c"/>
    </style:style>
    <style:style style:name="P173" style:family="paragraph" style:parent-style-name="Text_20_body" style:list-style-name="L16">
      <style:text-properties officeooo:rsid="028a5e9c" officeooo:paragraph-rsid="028b9cca"/>
    </style:style>
    <style:style style:name="P174" style:family="paragraph" style:parent-style-name="Text_20_body" style:list-style-name="L16">
      <style:text-properties officeooo:rsid="028a5e9c" officeooo:paragraph-rsid="0292d1dc"/>
    </style:style>
    <style:style style:name="P175" style:family="paragraph" style:parent-style-name="Text_20_body" style:list-style-name="L16">
      <style:text-properties officeooo:rsid="028ab501" officeooo:paragraph-rsid="0292d1dc"/>
    </style:style>
    <style:style style:name="P176" style:family="paragraph" style:parent-style-name="Text_20_body" style:list-style-name="L17">
      <style:text-properties officeooo:paragraph-rsid="02a29266"/>
    </style:style>
    <style:style style:name="P177" style:family="paragraph" style:parent-style-name="Text_20_body" style:list-style-name="L18">
      <style:text-properties officeooo:rsid="02bc9505" officeooo:paragraph-rsid="02bc9505"/>
    </style:style>
    <style:style style:name="P178" style:family="paragraph" style:parent-style-name="Text_20_body" style:list-style-name="L19">
      <style:text-properties officeooo:rsid="02bf955c" officeooo:paragraph-rsid="02bf955c"/>
    </style:style>
    <style:style style:name="P179" style:family="paragraph" style:parent-style-name="Text_20_body" style:list-style-name="L20">
      <style:text-properties officeooo:paragraph-rsid="02c482d4"/>
    </style:style>
    <style:style style:name="P180" style:family="paragraph" style:parent-style-name="Text_20_body" style:list-style-name="L20">
      <style:text-properties officeooo:paragraph-rsid="02c523a9"/>
    </style:style>
    <style:style style:name="P181" style:family="paragraph" style:parent-style-name="Text_20_body" style:list-style-name="L21">
      <style:text-properties officeooo:rsid="00bbaef5" officeooo:paragraph-rsid="00bbaef5"/>
    </style:style>
    <style:style style:name="P182" style:family="paragraph" style:parent-style-name="Text_20_body" style:list-style-name="L21">
      <style:text-properties officeooo:rsid="00b588aa" officeooo:paragraph-rsid="00b588aa"/>
    </style:style>
    <style:style style:name="P183" style:family="paragraph" style:parent-style-name="Text_20_body" style:list-style-name="L21">
      <style:text-properties officeooo:rsid="00b9fda9" officeooo:paragraph-rsid="00b9fda9"/>
    </style:style>
    <style:style style:name="P184"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85"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86"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87"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88" style:family="paragraph" style:parent-style-name="Heading_20_1">
      <style:text-properties officeooo:paragraph-rsid="0016f7f6"/>
    </style:style>
    <style:style style:name="P189" style:family="paragraph" style:parent-style-name="Heading_20_1">
      <style:text-properties officeooo:rsid="012a7f4e" officeooo:paragraph-rsid="010fb49f"/>
    </style:style>
    <style:style style:name="P190" style:family="paragraph" style:parent-style-name="Heading_20_1">
      <style:text-properties officeooo:rsid="01b1825a"/>
    </style:style>
    <style:style style:name="P191" style:family="paragraph" style:parent-style-name="Heading_20_1">
      <style:text-properties officeooo:rsid="0233efb4" officeooo:paragraph-rsid="0233efb4"/>
    </style:style>
    <style:style style:name="P192" style:family="paragraph" style:parent-style-name="Heading_20_1">
      <style:text-properties officeooo:rsid="015ba10f" officeooo:paragraph-rsid="015ba10f"/>
    </style:style>
    <style:style style:name="P193" style:family="paragraph" style:parent-style-name="Heading_20_1">
      <style:text-properties officeooo:paragraph-rsid="0282d4cc"/>
    </style:style>
    <style:style style:name="P194" style:family="paragraph" style:parent-style-name="Heading_20_2">
      <style:text-properties officeooo:paragraph-rsid="010409cf"/>
    </style:style>
    <style:style style:name="P195" style:family="paragraph" style:parent-style-name="Heading_20_2">
      <style:text-properties officeooo:rsid="00207f98"/>
    </style:style>
    <style:style style:name="P196" style:family="paragraph" style:parent-style-name="Heading_20_2">
      <style:text-properties officeooo:rsid="01422145" officeooo:paragraph-rsid="01422145"/>
    </style:style>
    <style:style style:name="P197" style:family="paragraph" style:parent-style-name="Heading_20_2">
      <style:text-properties officeooo:paragraph-rsid="0282d4cc"/>
    </style:style>
    <style:style style:name="P198" style:family="paragraph" style:parent-style-name="Heading_20_2">
      <style:text-properties officeooo:rsid="00e7f416" officeooo:paragraph-rsid="00e7f416"/>
    </style:style>
    <style:style style:name="P199" style:family="paragraph" style:parent-style-name="Heading_20_3">
      <style:text-properties officeooo:rsid="0177399a" officeooo:paragraph-rsid="0177399a"/>
    </style:style>
    <style:style style:name="P200" style:family="paragraph" style:parent-style-name="Heading_20_3">
      <style:text-properties officeooo:paragraph-rsid="0282d4cc"/>
    </style:style>
    <style:style style:name="P201" style:family="paragraph" style:parent-style-name="cmdline">
      <style:text-properties officeooo:paragraph-rsid="009c5ec7"/>
    </style:style>
    <style:style style:name="P202" style:family="paragraph" style:parent-style-name="cmdline">
      <style:text-properties officeooo:paragraph-rsid="0162c37b"/>
    </style:style>
    <style:style style:name="P203" style:family="paragraph" style:parent-style-name="cmdline" style:list-style-name="Numbering_20_3">
      <style:text-properties officeooo:paragraph-rsid="016cbaf1"/>
    </style:style>
    <style:style style:name="P204" style:family="paragraph" style:parent-style-name="cmdline">
      <style:text-properties officeooo:rsid="01a09585" officeooo:paragraph-rsid="01a09585"/>
    </style:style>
    <style:style style:name="P205" style:family="paragraph" style:parent-style-name="cmdline" style:list-style-name="Numbering_20_3">
      <style:text-properties officeooo:rsid="01a26862" officeooo:paragraph-rsid="022a82b4"/>
    </style:style>
    <style:style style:name="P206" style:family="paragraph" style:parent-style-name="cmdline">
      <style:text-properties officeooo:rsid="01a26862" officeooo:paragraph-rsid="01a26862"/>
    </style:style>
    <style:style style:name="P207" style:family="paragraph" style:parent-style-name="cmdline">
      <style:text-properties officeooo:rsid="01df647b" officeooo:paragraph-rsid="01df647b"/>
    </style:style>
    <style:style style:name="P208"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91d4b4"/>
    </style:style>
    <style:style style:name="T140" style:family="text">
      <style:text-properties officeooo:rsid="0292d1dc"/>
    </style:style>
    <style:style style:name="T141" style:family="text">
      <style:text-properties officeooo:rsid="02a148e7"/>
    </style:style>
    <style:style style:name="T142" style:family="text">
      <style:text-properties officeooo:rsid="02a29266"/>
    </style:style>
    <style:style style:name="T143" style:family="text">
      <style:text-properties officeooo:rsid="02ac1084"/>
    </style:style>
    <style:style style:name="T144" style:family="text">
      <style:text-properties officeooo:rsid="02b431a0"/>
    </style:style>
    <style:style style:name="T145" style:family="text">
      <style:text-properties officeooo:rsid="02b57f38"/>
    </style:style>
    <style:style style:name="T146" style:family="text">
      <style:text-properties officeooo:rsid="02b623fe"/>
    </style:style>
    <style:style style:name="T147" style:family="text">
      <style:text-properties officeooo:rsid="02bab03e"/>
    </style:style>
    <style:style style:name="T148" style:family="text">
      <style:text-properties officeooo:rsid="02be0964"/>
    </style:style>
    <style:style style:name="T149" style:family="text">
      <style:text-properties officeooo:rsid="02bebfb5"/>
    </style:style>
    <style:style style:name="T150" style:family="text">
      <style:text-properties officeooo:rsid="02c119bb"/>
    </style:style>
    <style:style style:name="T151" style:family="text">
      <style:text-properties officeooo:rsid="02c3acb7"/>
    </style:style>
    <style:style style:name="T152" style:family="text">
      <style:text-properties officeooo:rsid="02c482d4"/>
    </style:style>
    <style:style style:name="T153" style:family="text">
      <style:text-properties officeooo:rsid="02c523a9"/>
    </style:style>
    <style:style style:name="T154" style:family="text">
      <style:text-properties officeooo:rsid="02c9ad42"/>
    </style:style>
    <style:style style:name="T155" style:family="text">
      <style:text-properties officeooo:rsid="02cc6254"/>
    </style:style>
    <style:style style:name="T156" style:family="text">
      <style:text-properties officeooo:rsid="02d07fbb"/>
    </style:style>
    <style:style style:name="T157" style:family="text">
      <style:text-properties officeooo:rsid="02d426d8"/>
    </style:style>
    <style:style style:name="T158" style:family="text">
      <style:text-properties officeooo:rsid="02d82804"/>
    </style:style>
    <style:style style:name="T159" style:family="text">
      <style:text-properties officeooo:rsid="02da5d0e"/>
    </style:style>
    <style:style style:name="T160" style:family="text">
      <style:text-properties officeooo:rsid="02db382d"/>
    </style:style>
    <style:style style:name="T161" style:family="text">
      <style:text-properties officeooo:rsid="02e2aef0"/>
    </style:style>
    <style:style style:name="T162" style:family="text">
      <style:text-properties officeooo:rsid="02e8236c"/>
    </style:style>
    <style:style style:name="T163" style:family="text">
      <style:text-properties officeooo:rsid="02e9165d"/>
    </style:style>
    <style:style style:name="T164" style:family="text">
      <style:text-properties officeooo:rsid="02eb42c8"/>
    </style:style>
    <style:style style:name="T165" style:family="text">
      <style:text-properties officeooo:rsid="02edd3ff"/>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46"><draw:frame draw:style-name="fr1" draw:name="Frame1" text:anchor-type="paragraph" svg:x="0cm" svg:y="4.812cm" svg:width="25.7cm" style:rel-width="100%" draw:z-index="0"><draw:text-box fo:min-height="2.17cm"><text:p text:style-name="P106">PPM-java</text:p><text:p text:style-name="Subtitle">Technical documentation</text:p><text:p text:style-name="Subtitle">PH, 2017-01-13</text:p></draw:text-box></draw:frame></text:p>
      <text:h text:style-name="P147" text:outline-level="1"/>
      <text:h text:style-name="P148" text:outline-level="1"/>
      <text:h text:style-name="P148" text:outline-level="1"/>
      <text:h text:style-name="P148" text:outline-level="1"/>
      <text:h text:style-name="P148" text:outline-level="1"/>
      <text:h text:style-name="P148" text:outline-level="1"/>
      <text:h text:style-name="P149" text:outline-level="1"><text:span text:style-name="T132">T</text:span>his guide has been written by a dude who isn't a technical writer.</text:h>
      <text:h text:style-name="P149" text:outline-level="1"/>
      <text:h text:style-name="P150" text:outline-level="1"><text:span text:style-name="T102">Written with thanks to </text:span>my better half <text:span text:style-name="T102">who patiently endured my long computer sessions!</text:span></text:h>
      <text:h text:style-name="P151" text:outline-level="1"/>
      <text:h text:style-name="P188"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75">Input level [dB]</text:p>
          </table:table-cell>
          <table:covered-table-cell/>
          <table:table-cell table:style-name="Table4.C1" table:number-columns-spanned="2" office:value-type="string">
            <text:p text:style-name="P75">Meter mark</text:p>
          </table:table-cell>
          <table:covered-table-cell/>
        </table:table-row>
        <table:table-row>
          <table:table-cell table:style-name="Table4.A2" office:value-type="string">
            <text:p text:style-name="P76">min</text:p>
          </table:table-cell>
          <table:table-cell table:style-name="Table4.B2" office:value-type="string">
            <text:p text:style-name="P76">max</text:p>
          </table:table-cell>
          <table:table-cell table:style-name="Table4.C2" office:value-type="string">
            <text:p text:style-name="P76">min</text:p>
          </table:table-cell>
          <table:table-cell table:style-name="Table4.B2" office:value-type="string">
            <text:p text:style-name="P76">max</text:p>
          </table:table-cell>
        </table:table-row>
        <table:table-row>
          <table:table-cell table:style-name="Table4.A3" office:value-type="string">
            <text:p text:style-name="P69"><text:span text:style-name="Source_20_Text">-</text:span><text:span text:style-name="Source_20_Text"><text:span text:style-name="T5">130</text:span></text:span></text:p>
          </table:table-cell>
          <table:table-cell table:style-name="Table4.B3" office:value-type="string">
            <text:p text:style-name="P71"><text:span text:style-name="Source_20_Text"><text:span text:style-name="T5">-24</text:span></text:span></text:p>
          </table:table-cell>
          <table:table-cell table:style-name="Table4.C3" office:value-type="string">
            <text:p text:style-name="P74"><text:span text:style-name="Source_20_Text">0</text:span></text:p>
          </table:table-cell>
          <table:table-cell table:style-name="Table4.B3" office:value-type="string">
            <text:p text:style-name="P72"><text:span text:style-name="Source_20_Text"><text:span text:style-name="T6">1</text:span></text:span></text:p>
          </table:table-cell>
        </table:table-row>
        <table:table-row>
          <table:table-cell table:style-name="Table4.A4" office:value-type="string">
            <text:p text:style-name="P69"><text:span text:style-name="Source_20_Text">-</text:span><text:span text:style-name="Source_20_Text"><text:span text:style-name="T5">24</text:span></text:span></text:p>
          </table:table-cell>
          <table:table-cell table:style-name="Table4.C1" office:value-type="string">
            <text:p text:style-name="P71"><text:span text:style-name="Source_20_Text"><text:span text:style-name="T5">-20</text:span></text:span></text:p>
          </table:table-cell>
          <table:table-cell table:style-name="Table4.C4" office:value-type="string">
            <text:p text:style-name="P74"><text:span text:style-name="Source_20_Text">1</text:span></text:p>
          </table:table-cell>
          <table:table-cell table:style-name="Table4.C1" office:value-type="string">
            <text:p text:style-name="P73"><text:span text:style-name="Source_20_Text">2</text:span></text:p>
          </table:table-cell>
        </table:table-row>
        <table:table-row>
          <table:table-cell table:style-name="Table4.A2" office:value-type="string">
            <text:p text:style-name="P69"><text:span text:style-name="Source_20_Text">-</text:span><text:span text:style-name="Source_20_Text"><text:span text:style-name="T5">20</text:span></text:span></text:p>
          </table:table-cell>
          <table:table-cell table:style-name="Table4.B2" office:value-type="string">
            <text:p text:style-name="P71"><text:span text:style-name="Source_20_Text">-</text:span><text:span text:style-name="Source_20_Text"><text:span text:style-name="T6">16</text:span></text:span></text:p>
          </table:table-cell>
          <table:table-cell table:style-name="Table4.C2" office:value-type="string">
            <text:p text:style-name="P74"><text:span text:style-name="Source_20_Text">2</text:span></text:p>
          </table:table-cell>
          <table:table-cell table:style-name="Table4.B2" office:value-type="string">
            <text:p text:style-name="P73"><text:span text:style-name="Source_20_Text">3</text:span></text:p>
          </table:table-cell>
        </table:table-row>
        <table:table-row>
          <table:table-cell table:style-name="Table4.A2" office:value-type="string">
            <text:p text:style-name="P69"><text:span text:style-name="Source_20_Text">-</text:span><text:span text:style-name="Source_20_Text"><text:span text:style-name="T5">16</text:span></text:span></text:p>
          </table:table-cell>
          <table:table-cell table:style-name="Table4.B2" office:value-type="string">
            <text:p text:style-name="P71"><text:span text:style-name="Source_20_Text">-</text:span><text:span text:style-name="Source_20_Text"><text:span text:style-name="T6">12</text:span></text:span></text:p>
          </table:table-cell>
          <table:table-cell table:style-name="Table4.C2" office:value-type="string">
            <text:p text:style-name="P74"><text:span text:style-name="Source_20_Text">3</text:span></text:p>
          </table:table-cell>
          <table:table-cell table:style-name="Table4.B2" office:value-type="string">
            <text:p text:style-name="P73"><text:span text:style-name="Source_20_Text">4</text:span></text:p>
          </table:table-cell>
        </table:table-row>
        <table:table-row>
          <table:table-cell table:style-name="Table4.A2" office:value-type="string">
            <text:p text:style-name="P69"><text:span text:style-name="Source_20_Text">-</text:span><text:span text:style-name="Source_20_Text"><text:span text:style-name="T6">12</text:span></text:span></text:p>
          </table:table-cell>
          <table:table-cell table:style-name="Table4.B2" office:value-type="string">
            <text:p text:style-name="P71"><text:span text:style-name="Source_20_Text">-</text:span><text:span text:style-name="Source_20_Text"><text:span text:style-name="T6">8</text:span></text:span></text:p>
          </table:table-cell>
          <table:table-cell table:style-name="Table4.C2" office:value-type="string">
            <text:p text:style-name="P74"><text:span text:style-name="Source_20_Text">4</text:span></text:p>
          </table:table-cell>
          <table:table-cell table:style-name="Table4.B2" office:value-type="string">
            <text:p text:style-name="P73"><text:span text:style-name="Source_20_Text">5</text:span></text:p>
          </table:table-cell>
        </table:table-row>
        <table:table-row>
          <table:table-cell table:style-name="Table4.A2" office:value-type="string">
            <text:p text:style-name="P69"><text:span text:style-name="Source_20_Text">-</text:span><text:span text:style-name="Source_20_Text"><text:span text:style-name="T6">8</text:span></text:span></text:p>
          </table:table-cell>
          <table:table-cell table:style-name="Table4.B2" office:value-type="string">
            <text:p text:style-name="P71"><text:span text:style-name="Source_20_Text">-</text:span><text:span text:style-name="Source_20_Text"><text:span text:style-name="T6">4</text:span></text:span></text:p>
          </table:table-cell>
          <table:table-cell table:style-name="Table4.C2" office:value-type="string">
            <text:p text:style-name="P74"><text:span text:style-name="Source_20_Text">5</text:span></text:p>
          </table:table-cell>
          <table:table-cell table:style-name="Table4.B2" office:value-type="string">
            <text:p text:style-name="P73"><text:span text:style-name="Source_20_Text">6</text:span></text:p>
          </table:table-cell>
        </table:table-row>
        <table:table-row>
          <table:table-cell table:style-name="Table4.A2" office:value-type="string">
            <text:p text:style-name="P69"><text:span text:style-name="Source_20_Text">-</text:span><text:span text:style-name="Source_20_Text"><text:span text:style-name="T6">4</text:span></text:span></text:p>
          </table:table-cell>
          <table:table-cell table:style-name="Table4.B2" office:value-type="string">
            <text:p text:style-name="P73"><text:span text:style-name="Source_20_Text">0</text:span></text:p>
          </table:table-cell>
          <table:table-cell table:style-name="Table4.C2" office:value-type="string">
            <text:p text:style-name="P74"><text:span text:style-name="Source_20_Text">6</text:span></text:p>
          </table:table-cell>
          <table:table-cell table:style-name="Table4.B2" office:value-type="string">
            <text:p text:style-name="P73"><text:span text:style-name="Source_20_Text">7</text:span></text:p>
          </table:table-cell>
        </table:table-row>
        <table:table-row>
          <table:table-cell table:style-name="Table4.A2" office:value-type="string">
            <text:p text:style-name="P70"><text:span text:style-name="Source_20_Text">0</text:span></text:p>
          </table:table-cell>
          <table:table-cell table:style-name="Table4.B2" office:value-type="string">
            <text:p text:style-name="P73"><text:span text:style-name="Source_20_Text">...</text:span></text:p>
          </table:table-cell>
          <table:table-cell table:style-name="Table4.C2" office:value-type="string">
            <text:p text:style-name="P74"><text:span text:style-name="Source_20_Text">7</text:span></text:p>
          </table:table-cell>
          <table:table-cell table:style-name="Table4.B2" office:value-type="string">
            <text:p text:style-name="P73"><text:span text:style-name="Source_20_Text">7</text:span></text:p>
          </table:table-cell>
        </table:table-row>
      </table:table>
      <text:h text:style-name="Heading_20_1" text:outline-level="1"><text:bookmark-start text:name="__RefHeading__7307_82437932"/>Running<text:bookmark-end text:name="__RefHeading__7307_82437932"/></text:h>
      <text:h text:style-name="P194" text:outline-level="2"><text:bookmark-start text:name="__RefHeading__7309_82437932"/>System requirements<text:bookmark-end text:name="__RefHeading__7309_82437932"/></text:h>
      <text:p text:style-name="P3"><text:span text:style-name="Source_20_Text">ppm-java</text:span> requires</text:p>
      <text:list xml:id="list3672050928109785443" text:style-name="L1">
        <text:list-item>
          <text:p text:style-name="P152">Java (Tested with Java 1.8.)</text:p>
        </text:list-item>
        <text:list-item>
          <text:p text:style-name="P152">Jack audio server<text:note text:id="ftn2" text:note-class="footnote"><text:note-citation>2</text:note-citation><text:note-body><text:p text:style-name="P93"><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7161847164474619583" text:style-name="Numbering_20_3">
        <text:list-item>
          <text:p text:style-name="P201"><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205403722875048" text:continue-numbering="true" text:style-name="Numbering_20_3">
        <text:list-item>
          <text:p text:style-name="P201"><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95" text:outline-level="2"/>
      <text:h text:style-name="P189" text:outline-level="1"><text:bookmark-start text:name="__RefHeading__7313_82437932"/>­Implementation<text:bookmark-end text:name="__RefHeading__7313_82437932"/></text:h>
      <text:h text:style-name="P196"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2"><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2640351309089615623" text:style-name="L2">
        <text:list-item>
          <text:p text:style-name="P184">computes the absolute peak value,</text:p>
        </text:list-item>
        <text:list-item>
          <text:p text:style-name="P184">converts it from raw sample values to decibels,</text:p>
        </text:list-item>
        <text:list-item>
          <text:p text:style-name="P185">applies a stepping integrator (PPM ballistics),</text:p>
        </text:list-item>
        <text:list-item>
          <text:p text:style-name="P184">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4">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2966688691985848973" text:style-name="L3">
        <text:list-item>
          <text:p text:style-name="P153"><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78">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54"><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54"><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55"><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90"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79"><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205402221175040" text:continue-list="list205403722875048" text:style-name="Numbering_20_3">
        <text:list-item>
          <text:p text:style-name="P202">Entering Push (). <text:s/>Number: 0</text:p>
        </text:list-item>
        <text:list-item>
          <text:p text:style-name="P202">Entering Pop <text:s/>(). <text:s/>Number: 0 <text:s text:c="4"/><text:span text:style-name="T51">&lt;--- Pop() should not be executed here.</text:span></text:p>
        </text:list-item>
        <text:list-item>
          <text:p text:style-name="P202">Exiting <text:s/>Push (). <text:s/>Number: 0 <text:s text:c="4"/><text:span text:style-name="T51">&lt;--- Number should be 1.</text:span></text:p>
        </text:list-item>
        <text:list-item>
          <text:p text:style-name="P202">Exiting <text:s/>Pop <text:s/>(). <text:s/>Number: 0</text:p>
        </text:list-item>
        <text:list-item>
          <text:p text:style-name="P202">Entering Push (). <text:s/>Number: 0 </text:p>
        </text:list-item>
        <text:list-item>
          <text:p text:style-name="P203">Entering Pop <text:s/>(). <text:s/>Number: 1</text:p>
        </text:list-item>
        <text:list-item>
          <text:p text:style-name="P202">Exiting <text:s/>Push (). <text:s/>Number: 0 </text:p>
        </text:list-item>
        <text:list-item>
          <text:p text:style-name="P202">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205401995241667"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99"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21">package ppm_java._dev.concept.example.multithread.wait;</text:p>
      <text:p text:style-name="P121"/>
      <text:p text:style-name="P121">public class THouse</text:p>
      <text:p text:style-name="P121">{</text:p>
      <text:p text:style-name="P121"><text:s text:c="4"/>private static final int <text:s text:c="7"/>gkNumVisitors <text:s text:c="2"/>= 5;</text:p>
      <text:p text:style-name="P121"><text:s text:c="4"/>private static final long <text:s text:c="6"/>gkTimeAudience <text:s/>= 1000;</text:p>
      <text:p text:style-name="P121"><text:s text:c="4"/></text:p>
      <text:p text:style-name="P121"><text:s text:c="4"/>public static void main (String[] args)</text:p>
      <text:p text:style-name="P121"><text:s text:c="4"/>{</text:p>
      <text:p text:style-name="P121"><text:s text:c="8"/>THouse <text:s text:c="13"/>house;</text:p>
      <text:p text:style-name="P121"><text:s text:c="8"/></text:p>
      <text:p text:style-name="P121"><text:s text:c="8"/>house = new THouse ();</text:p>
      <text:p text:style-name="P121"><text:s text:c="8"/>house.GetMeSomeVisitors ();</text:p>
      <text:p text:style-name="P121"><text:s text:c="4"/>}</text:p>
      <text:p text:style-name="P121"><text:s text:c="4"/></text:p>
      <text:p text:style-name="P121"><text:s text:c="4"/>private TVisitor[] <text:s text:c="13"/>fVisitors;</text:p>
      <text:p text:style-name="P121"><text:s text:c="4"/></text:p>
      <text:p text:style-name="P121"><text:s text:c="4"/>public THouse ()</text:p>
      <text:p text:style-name="P121"><text:s text:c="4"/>{</text:p>
      <text:p text:style-name="P121"><text:s text:c="8"/>int i;</text:p>
      <text:p text:style-name="P121"><text:s text:c="8"/></text:p>
      <text:p text:style-name="P121"><text:s text:c="8"/>fVisitors = new TVisitor [gkNumVisitors];</text:p>
      <text:p text:style-name="P121"><text:s text:c="8"/>for (i = 0; i &lt; gkNumVisitors; i++)</text:p>
      <text:p text:style-name="P121"><text:s text:c="8"/>{</text:p>
      <text:p text:style-name="P121"><text:s text:c="12"/>fVisitors[i] = new TVisitor (this, i);</text:p>
      <text:p text:style-name="P121"><text:s text:c="8"/>}</text:p>
      <text:p text:style-name="P121"><text:s text:c="4"/>}</text:p>
      <text:p text:style-name="P121"><text:s text:c="4"/></text:p>
      <text:p text:style-name="P121"><text:s text:c="4"/>public void GetMeSomeVisitors ()</text:p>
      <text:p text:style-name="P121"><text:s text:c="4"/>{</text:p>
      <text:p text:style-name="P121"><text:s text:c="8"/>int i;</text:p>
      <text:p text:style-name="P121"><text:s text:c="8"/></text:p>
      <text:p text:style-name="P121"><text:s text:c="8"/>for (i = 0; i &lt; gkNumVisitors; i++)</text:p>
      <text:p text:style-name="P121"><text:s text:c="8"/>{</text:p>
      <text:p text:style-name="P121"><text:s text:c="12"/>fVisitors[i].start ();</text:p>
      <text:p text:style-name="P121"><text:s text:c="8"/>}</text:p>
      <text:p text:style-name="P121"><text:s text:c="4"/>}</text:p>
      <text:p text:style-name="P121"/>
      <text:p text:style-name="P121"><text:s text:c="4"/>public synchronized void Visit (int id)</text:p>
      <text:p text:style-name="P121"><text:s text:c="4"/>{</text:p>
      <text:p text:style-name="P121"><text:s text:c="8"/>try {Thread.sleep (gkTimeAudience);} catch (InterruptedException e) {}</text:p>
      <text:p text:style-name="P121"><text:s text:c="4"/>}</text:p>
      <text:p text:style-name="P121">}</text:p>
      <text:p text:style-name="P120"/>
      <text:p text:style-name="Caption">Visitor:</text:p>
      <text:p text:style-name="P118"/>
      <text:p text:style-name="P121">package ppm_java._dev.concept.example.multithread.wait;</text:p>
      <text:p text:style-name="P121"/>
      <text:p text:style-name="P121">class TVisitor extends Thread</text:p>
      <text:p text:style-name="P121">{</text:p>
      <text:p text:style-name="P121"><text:s text:c="4"/>private THouse <text:s text:c="17"/>fHouse;</text:p>
      <text:p text:style-name="P121"><text:s text:c="4"/>private int <text:s text:c="20"/>fID;</text:p>
      <text:p text:style-name="P121"><text:s text:c="4"/>private String <text:s text:c="17"/>fPreamble;</text:p>
      <text:p text:style-name="P121"><text:s text:c="4"/></text:p>
      <text:p text:style-name="P121"><text:s text:c="4"/>public TVisitor (THouse house, int id)</text:p>
      <text:p text:style-name="P121"><text:s text:c="4"/>{</text:p>
      <text:p text:style-name="P121"><text:s text:c="8"/>fHouse <text:s text:c="9"/>= house;</text:p>
      <text:p text:style-name="P121"><text:s text:c="8"/>fID <text:s text:c="12"/>= id;</text:p>
      <text:p text:style-name="P121"><text:s text:c="8"/>fPreamble <text:s text:c="6"/>= "Visitor #" + fID;</text:p>
      <text:p text:style-name="P121"><text:s text:c="4"/>}</text:p>
      <text:p text:style-name="P121"/>
      <text:p text:style-name="P121"><text:s text:c="4"/>public void run ()</text:p>
      <text:p text:style-name="P121"><text:s text:c="4"/>{</text:p>
      <text:p text:style-name="P121"><text:s text:c="8"/>long <text:s text:c="11"/>t0;</text:p>
      <text:p text:style-name="P121"><text:s text:c="8"/>long <text:s text:c="11"/>t1;</text:p>
      <text:p text:style-name="P121"><text:s text:c="8"/>long <text:s text:c="11"/>dT;</text:p>
      <text:p text:style-name="P121"/>
      <text:p text:style-name="P121"><text:s text:c="8"/>t0 = System.currentTimeMillis ();</text:p>
      <text:p text:style-name="P121"><text:s text:c="8"/>fHouse.Visit (fID);</text:p>
      <text:p text:style-name="P121"><text:s text:c="8"/>t1 = System.currentTimeMillis ();</text:p>
      <text:p text:style-name="P121"><text:s text:c="8"/>dT = t1 - t0;</text:p>
      <text:p text:style-name="P121"><text:s text:c="8"/></text:p>
      <text:p text:style-name="P121"><text:s text:c="8"/>System.out.println (fPreamble + ": Had an audience! Time spent: " + dT + "ms.");</text:p>
      <text:p text:style-name="P121"><text:s text:c="4"/>}</text:p>
      <text:p text:style-name="P121">}</text:p>
      <text:p text:style-name="P119"/>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205402594500987" text:continue-numbering="true" text:style-name="Numbering_20_3">
        <text:list-item>
          <text:p text:style-name="P204">Visitor #0: Had an audience! Time spent: 1000ms. <text:s text:c="3"/><text:span text:style-name="T78">&lt;--- Thread #0 has a great deal: Zero wait time!</text:span></text:p>
        </text:list-item>
        <text:list-item>
          <text:p text:style-name="P204">Visitor #4: Had an audience! Time spent: 2000ms.</text:p>
        </text:list-item>
        <text:list-item>
          <text:p text:style-name="P204">Visitor #3: Had an audience! Time spent: 3000ms.</text:p>
        </text:list-item>
        <text:list-item>
          <text:p text:style-name="P204">Visitor #2: Had an audience! Time spent: 4000ms.</text:p>
        </text:list-item>
        <text:list-item>
          <text:p text:style-name="P204">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80">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18"/>
      <text:p text:style-name="P122">package ppm_java._dev.concept.example.multithread.waitfree;</text:p>
      <text:p text:style-name="P122"/>
      <text:p text:style-name="P122">import java.util.concurrent.atomic.AtomicInteger;</text:p>
      <text:p text:style-name="P122"/>
      <text:p text:style-name="P122">public class THouse</text:p>
      <text:p text:style-name="P122">{</text:p>
      <text:p text:style-name="P122"><text:s text:c="4"/>private static final int <text:s text:c="7"/>gkNumVisitors <text:s text:c="2"/>= 5;</text:p>
      <text:p text:style-name="P122"><text:s text:c="4"/>private static final int <text:s text:c="7"/>gkTimeAudience <text:s/>= 1000;</text:p>
      <text:p text:style-name="P122"><text:s text:c="4"/>private static final int <text:s text:c="7"/>gkLocked <text:s text:c="7"/>= 1;</text:p>
      <text:p text:style-name="P122"><text:s text:c="4"/>private static final int <text:s text:c="7"/>gkUnlocked <text:s text:c="5"/>= 0;</text:p>
      <text:p text:style-name="P122"><text:s text:c="4"/></text:p>
      <text:p text:style-name="P122"><text:s text:c="4"/>public static void main (String[] args)</text:p>
      <text:p text:style-name="P122"><text:s text:c="4"/>{</text:p>
      <text:p text:style-name="P122"><text:s text:c="8"/>THouse <text:s text:c="13"/>house;</text:p>
      <text:p text:style-name="P122"><text:s text:c="8"/></text:p>
      <text:p text:style-name="P122"><text:s text:c="8"/>house = new THouse ();</text:p>
      <text:p text:style-name="P122"><text:s text:c="8"/>house.GetMeSomeVisitors ();</text:p>
      <text:p text:style-name="P122"><text:s text:c="4"/>}</text:p>
      <text:p text:style-name="P122"><text:s text:c="4"/></text:p>
      <text:p text:style-name="P122"><text:s text:c="4"/><text:span text:style-name="T52">private AtomicInteger <text:s text:c="10"/>fState;</text:span></text:p>
      <text:p text:style-name="P122"><text:s text:c="4"/>private TVisitor[] <text:s text:c="13"/>fVisitors;</text:p>
      <text:p text:style-name="P122"><text:s text:c="4"/></text:p>
      <text:p text:style-name="P122"><text:s text:c="4"/>public THouse ()</text:p>
      <text:p text:style-name="P122"><text:s text:c="4"/>{</text:p>
      <text:p text:style-name="P122"><text:s text:c="8"/>int i;</text:p>
      <text:p text:style-name="P122"><text:s text:c="8"/></text:p>
      <text:p text:style-name="P122"><text:s text:c="8"/><text:span text:style-name="T52">fState <text:s text:c="3"/>= new AtomicInteger (gkUnlocked);</text:span> <text:s/></text:p>
      <text:p text:style-name="P122"><text:s text:c="8"/>fVisitors = new TVisitor [gkNumVisitors];</text:p>
      <text:p text:style-name="P122"><text:s text:c="8"/>for (i = 0; i &lt; gkNumVisitors; i++)</text:p>
      <text:p text:style-name="P122"><text:s text:c="8"/>{</text:p>
      <text:p text:style-name="P122"><text:s text:c="12"/>fVisitors[i] = new TVisitor (this, i);</text:p>
      <text:p text:style-name="P122"><text:s text:c="8"/>}</text:p>
      <text:p text:style-name="P122"><text:s text:c="4"/>}</text:p>
      <text:p text:style-name="P122"><text:s text:c="4"/></text:p>
      <text:p text:style-name="P122"><text:s text:c="4"/>public void GetMeSomeVisitors ()</text:p>
      <text:p text:style-name="P122"><text:s text:c="4"/>{</text:p>
      <text:p text:style-name="P122"><text:s text:c="8"/>int i;</text:p>
      <text:p text:style-name="P122"><text:s text:c="8"/></text:p>
      <text:p text:style-name="P122"><text:s text:c="8"/>for (i = 0; i &lt; gkNumVisitors; i++)</text:p>
      <text:p text:style-name="P122"><text:s text:c="8"/>{</text:p>
      <text:p text:style-name="P122"><text:s text:c="12"/>fVisitors[i].start ();</text:p>
      <text:p text:style-name="P122"><text:s text:c="8"/>}</text:p>
      <text:p text:style-name="P122"><text:s text:c="4"/>}</text:p>
      <text:p text:style-name="P122"/>
      <text:p text:style-name="P122"><text:s text:c="4"/>public boolean Visit (int id)</text:p>
      <text:p text:style-name="P122"><text:s text:c="4"/>{</text:p>
      <text:p text:style-name="P122"><text:s text:c="8"/>boolean isSuccess;</text:p>
      <text:p text:style-name="P122"><text:s text:c="8"/></text:p>
      <text:p text:style-name="P122"><text:s text:c="8"/><text:span text:style-name="T52">isSuccess = fState.compareAndSet (gkUnlocked, gkLocked);</text:span></text:p>
      <text:p text:style-name="P122"><text:s text:c="8"/><text:span text:style-name="T52">if (isSuccess)</text:span></text:p>
      <text:p text:style-name="P122"><text:s text:c="8"/><text:span text:style-name="T52">{</text:span></text:p>
      <text:p text:style-name="P122"><text:s text:c="12"/>try {Thread.sleep (gkTimeAudience);} catch (InterruptedException e) {}</text:p>
      <text:p text:style-name="P122"><text:s text:c="12"/><text:span text:style-name="T52">fState.getAndSet (gkUnlocked); <text:s text:c="7"/>// </text:span><text:span text:style-name="T53">atomic setting</text:span></text:p>
      <text:p text:style-name="P122"><text:s text:c="8"/><text:span text:style-name="T52">}</text:span></text:p>
      <text:p text:style-name="P122"><text:s text:c="8"/></text:p>
      <text:p text:style-name="P122"><text:s text:c="8"/>return isSuccess;</text:p>
      <text:p text:style-name="P122"><text:s text:c="4"/>}</text:p>
      <text:p text:style-name="P122">}</text:p>
      <text:p text:style-name="P118"/>
      <text:p text:style-name="P140">Visitor:</text:p>
      <text:p text:style-name="P134"/>
      <text:p text:style-name="P123">package ppm_java._dev.concept.example.multithread.waitfree;</text:p>
      <text:p text:style-name="P123"/>
      <text:p text:style-name="P123">class TVisitor extends Thread</text:p>
      <text:p text:style-name="P123">{</text:p>
      <text:p text:style-name="P123"><text:s text:c="4"/>private THouse <text:s text:c="17"/>fHouse;</text:p>
      <text:p text:style-name="P123"><text:s text:c="4"/>private int <text:s text:c="20"/>fID;</text:p>
      <text:p text:style-name="P123"><text:s text:c="4"/>private String <text:s text:c="17"/>fPreamble;</text:p>
      <text:p text:style-name="P123"><text:s text:c="4"/></text:p>
      <text:p text:style-name="P123"><text:s text:c="4"/>public TVisitor (THouse house, int id)</text:p>
      <text:p text:style-name="P123"><text:s text:c="4"/>{</text:p>
      <text:p text:style-name="P123"><text:s text:c="8"/>fHouse <text:s text:c="9"/>= house;</text:p>
      <text:p text:style-name="P123"><text:s text:c="8"/>fID <text:s text:c="12"/>= id;</text:p>
      <text:p text:style-name="P123"><text:s text:c="8"/>fPreamble <text:s text:c="6"/>= "Visitor: " + fID;</text:p>
      <text:p text:style-name="P123"><text:s text:c="4"/>}</text:p>
      <text:p text:style-name="P123"><text:s text:c="4"/></text:p>
      <text:p text:style-name="P123"><text:s text:c="4"/>public void run ()</text:p>
      <text:p text:style-name="P123"><text:s text:c="4"/>{</text:p>
      <text:p text:style-name="P123"><text:s text:c="8"/>long <text:s text:c="11"/>t0;</text:p>
      <text:p text:style-name="P123"><text:soft-page-break/><text:s text:c="8"/>long <text:s text:c="11"/>t1;</text:p>
      <text:p text:style-name="P123"><text:s text:c="8"/>long <text:s text:c="11"/>dT;</text:p>
      <text:p text:style-name="P123"><text:s text:c="8"/>long <text:s text:c="11"/>tTot;</text:p>
      <text:p text:style-name="P123"><text:s text:c="8"/>boolean <text:s text:c="8"/>isSuccess;</text:p>
      <text:p text:style-name="P123"/>
      <text:p text:style-name="P123"><text:s text:c="8"/>tTot = 0;</text:p>
      <text:p text:style-name="P123"><text:s text:c="8"/>do</text:p>
      <text:p text:style-name="P123"><text:s text:c="8"/>{</text:p>
      <text:p text:style-name="P123"><text:s text:c="12"/>t0 <text:s text:c="7"/>= System.currentTimeMillis ();</text:p>
      <text:p text:style-name="P123"><text:s text:c="12"/><text:span text:style-name="T52">isSuccess = fHouse.Visit (fID); <text:s text:c="3"/>// </text:span><text:span text:style-name="T54">Costs next to no time if fHouse is busy, i.e. no suspen</text:span><text:span text:style-name="T55">ding</text:span><text:span text:style-name="T54">!</text:span></text:p>
      <text:p text:style-name="P123"><text:s text:c="12"/>t1 <text:s text:c="7"/>= System.currentTimeMillis ();</text:p>
      <text:p text:style-name="P123"><text:s text:c="12"/>dT <text:s text:c="7"/>= t1 - t0;</text:p>
      <text:p text:style-name="P123"><text:s text:c="12"/>tTot <text:s text:c="4"/>+= dT;</text:p>
      <text:p text:style-name="P123"><text:s text:c="12"/>if (isSuccess)</text:p>
      <text:p text:style-name="P123"><text:s text:c="12"/>{</text:p>
      <text:p text:style-name="P123"><text:s text:c="16"/>System.out.println (fPreamble + ": Had an audience! Time spent (total): " + tTot + "ms.");</text:p>
      <text:p text:style-name="P123"><text:s text:c="12"/>}</text:p>
      <text:p text:style-name="P123"><text:s text:c="12"/>else</text:p>
      <text:p text:style-name="P123"><text:s text:c="12"/>{</text:p>
      <text:p text:style-name="P123"><text:s text:c="16"/>// <text:span text:style-name="T69">Couldn't get an audience this time. At least, my thread is not</text:span></text:p>
      <text:p text:style-name="P124"><text:s text:c="16"/>// suspended. I'll go and do something else and try again later. </text:p>
      <text:p text:style-name="P123"><text:s text:c="16"/>try {Thread.sleep (500);} catch (InterruptedException e) {}</text:p>
      <text:p text:style-name="P123"><text:s text:c="12"/>}</text:p>
      <text:p text:style-name="P123"><text:s text:c="8"/>}</text:p>
      <text:p text:style-name="P123"><text:s text:c="8"/>while (! isSuccess);</text:p>
      <text:p text:style-name="P123"><text:s text:c="4"/>}</text:p>
      <text:p text:style-name="P123">}</text:p>
      <text:p text:style-name="P117"/>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81">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205402802187079" text:continue-numbering="true" text:style-name="Numbering_20_3">
        <text:list-item>
          <text:p text:style-name="P205">Visitor: 1: Had an audience! Time spent (total): 1000ms.</text:p>
        </text:list-item>
        <text:list-item>
          <text:p text:style-name="P206">Visitor: 0: Had an audience! Time spent (total): 1000ms.</text:p>
        </text:list-item>
        <text:list-item>
          <text:p text:style-name="P206">Visitor: 2: Had an audience! Time spent (total): 1000ms.</text:p>
        </text:list-item>
        <text:list-item>
          <text:p text:style-name="P206">Visitor: 3: Had an audience! Time spent (total): 1001ms.</text:p>
        </text:list-item>
        <text:list-item>
          <text:p text:style-name="P206">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95"><text:span text:style-name="Internet_20_link">https://www.ibm.com/developerworks/library/j-threads1</text:span></text:p><text:p text:style-name="P96"><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82">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39"><text:soft-page-break/>Main program:</text:p>
      <text:p text:style-name="P129"/>
      <text:p text:style-name="P129">package ppm_java._dev.concept.example.multithread.waitfree_testsafe;</text:p>
      <text:p text:style-name="P129"/>
      <text:p text:style-name="P129">import java.util.concurrent.atomic.AtomicInteger;</text:p>
      <text:p text:style-name="P129"/>
      <text:p text:style-name="P129">public class TDev_Example_multithread_waitfree_safe</text:p>
      <text:p text:style-name="P129">{</text:p>
      <text:p text:style-name="P129"><text:s text:c="4"/>private static final int <text:s text:c="11"/>gkLocked <text:s text:c="7"/>= 1;</text:p>
      <text:p text:style-name="P129"><text:s text:c="4"/>private static final int <text:s text:c="11"/>gkUnlocked <text:s text:c="5"/>= 0;</text:p>
      <text:p text:style-name="P129"><text:s text:c="4"/></text:p>
      <text:p text:style-name="P129"><text:s text:c="4"/>public static void main (String[] args)</text:p>
      <text:p text:style-name="P129"><text:s text:c="4"/>{</text:p>
      <text:p text:style-name="P129"><text:s text:c="8"/>TDev_Example_multithread_waitfree_safe <text:s text:c="12"/>unsafeClient;</text:p>
      <text:p text:style-name="P129"><text:s text:c="8"/></text:p>
      <text:p text:style-name="P129"><text:s text:c="8"/>unsafeClient = new TDev_Example_multithread_waitfree_safe ();</text:p>
      <text:p text:style-name="P129"><text:s text:c="8"/>unsafeClient.start ();</text:p>
      <text:p text:style-name="P129"><text:s text:c="4"/>}</text:p>
      <text:p text:style-name="P129"><text:s text:c="4"/></text:p>
      <text:p text:style-name="P129"><text:s text:c="4"/>private AtomicInteger <text:s text:c="14"/>fState;</text:p>
      <text:p text:style-name="P129"><text:s text:c="4"/>private TThreadConsumer <text:s text:c="12"/>fConsumer;</text:p>
      <text:p text:style-name="P129"><text:s text:c="4"/>private TThreadProducer <text:s text:c="12"/>fProducer;</text:p>
      <text:p text:style-name="P129"><text:s text:c="4"/>private int <text:s text:c="24"/>fValue;</text:p>
      <text:p text:style-name="P129"><text:s text:c="4"/></text:p>
      <text:p text:style-name="P130"><text:s text:c="4"/>public TDev_Example_multithread_waitfree_safe ()</text:p>
      <text:p text:style-name="P130"><text:s text:c="4"/>{</text:p>
      <text:p text:style-name="P130"><text:s text:c="8"/>fConsumer <text:s text:c="2"/>= new TThreadConsumer (this);</text:p>
      <text:p text:style-name="P130"><text:s text:c="8"/>fProducer <text:s text:c="2"/>= new TThreadProducer (this);</text:p>
      <text:p text:style-name="P130"><text:s text:c="8"/>fValue <text:s text:c="5"/>= 0;</text:p>
      <text:p text:style-name="P130"><text:s text:c="8"/>fState <text:s text:c="5"/>= new AtomicInteger (gkUnlocked);</text:p>
      <text:p text:style-name="P130"><text:s text:c="4"/>}</text:p>
      <text:p text:style-name="P130"/>
      <text:p text:style-name="P130"><text:s text:c="4"/>public void start ()</text:p>
      <text:p text:style-name="P130"><text:s text:c="4"/>{</text:p>
      <text:p text:style-name="P130"><text:s text:c="8"/>fConsumer.start ();</text:p>
      <text:p text:style-name="P130"><text:s text:c="8"/>fProducer.start ();</text:p>
      <text:p text:style-name="P130"><text:s text:c="4"/>}</text:p>
      <text:p text:style-name="P130"><text:s text:c="4"/></text:p>
      <text:p text:style-name="P130"><text:s text:c="4"/>public boolean Pop ()</text:p>
      <text:p text:style-name="P130"><text:s text:c="4"/>{</text:p>
      <text:p text:style-name="P130"><text:s text:c="8"/>boolean success;</text:p>
      <text:p text:style-name="P130"><text:s text:c="8"/></text:p>
      <text:p text:style-name="P130"><text:s text:c="8"/>success = fState.compareAndSet (gkUnlocked, gkLocked);</text:p>
      <text:p text:style-name="P130"><text:s text:c="8"/>if (success)</text:p>
      <text:p text:style-name="P130"><text:s text:c="8"/>{</text:p>
      <text:p text:style-name="P130"><text:s text:c="12"/>System.out.println ("Entering <text:s text:c="4"/>Pop <text:s/>(). <text:s/>Number: " + fValue);</text:p>
      <text:p text:style-name="P130"><text:s text:c="12"/>if (fValue &gt; 0)</text:p>
      <text:p text:style-name="P130"><text:s text:c="12"/>{</text:p>
      <text:p text:style-name="P130"><text:s text:c="16"/>fValue--;</text:p>
      <text:p text:style-name="P130"><text:s text:c="16"/>try {Thread.sleep (500);} catch (InterruptedException e) {}</text:p>
      <text:p text:style-name="P130"><text:s text:c="12"/>}</text:p>
      <text:p text:style-name="P130"><text:s text:c="12"/>System.out.println (" <text:s text:c="3"/>Exiting <text:s/>Pop <text:s/>(). <text:s/>Number: " + fValue);</text:p>
      <text:p text:style-name="P130"><text:s text:c="12"/>fState.getAndSet (gkUnlocked);</text:p>
      <text:p text:style-name="P130"><text:s text:c="8"/>}</text:p>
      <text:p text:style-name="P130"><text:s text:c="8"/></text:p>
      <text:p text:style-name="P130"><text:s text:c="8"/>return success;</text:p>
      <text:p text:style-name="P130"><text:s text:c="4"/>}</text:p>
      <text:p text:style-name="P130"><text:s text:c="4"/></text:p>
      <text:p text:style-name="P130"><text:s text:c="4"/>public boolean Push ()</text:p>
      <text:p text:style-name="P130"><text:s text:c="4"/>{</text:p>
      <text:p text:style-name="P130"><text:s text:c="8"/>boolean success;</text:p>
      <text:p text:style-name="P130"><text:s text:c="8"/></text:p>
      <text:p text:style-name="P130"><text:s text:c="8"/>success = fState.compareAndSet (gkUnlocked, gkLocked);</text:p>
      <text:p text:style-name="P130"><text:s text:c="8"/>if (success)</text:p>
      <text:p text:style-name="P130"><text:s text:c="8"/>{</text:p>
      <text:p text:style-name="P130"><text:s text:c="12"/>System.out.println ("Entering <text:s text:c="4"/>Push (). <text:s/>Number: " + fValue);</text:p>
      <text:p text:style-name="P130"><text:s text:c="12"/>if (fValue &lt; 1)</text:p>
      <text:p text:style-name="P130"><text:s text:c="12"/>{</text:p>
      <text:p text:style-name="P130"><text:s text:c="16"/>fValue++;</text:p>
      <text:p text:style-name="P130"><text:s text:c="16"/>try {Thread.sleep (500);} catch (InterruptedException e) {}</text:p>
      <text:p text:style-name="P130"><text:s text:c="12"/>}</text:p>
      <text:p text:style-name="P130"><text:s text:c="12"/>System.out.println (" <text:s text:c="3"/>Exiting <text:s/>Push (). <text:s/>Number: " + fValue);</text:p>
      <text:p text:style-name="P130"><text:s text:c="12"/>fState.getAndSet (gkUnlocked);</text:p>
      <text:p text:style-name="P130"><text:s text:c="8"/>}</text:p>
      <text:p text:style-name="P130"><text:s text:c="8"/></text:p>
      <text:p text:style-name="P130"><text:s text:c="8"/>return success;</text:p>
      <text:p text:style-name="P130"><text:s text:c="4"/>}</text:p>
      <text:p text:style-name="P130">}</text:p>
      <text:p text:style-name="P135"/>
      <text:p text:style-name="Caption">Producer:</text:p>
      <text:p text:style-name="P132"><text:soft-page-break/></text:p>
      <text:p text:style-name="P131">package ppm_java._dev.concept.example.multithread.waitfree_testsafe;</text:p>
      <text:p text:style-name="P131"/>
      <text:p text:style-name="P131">/**</text:p>
      <text:p text:style-name="P131"><text:s/>* @author peter</text:p>
      <text:p text:style-name="P131"><text:s/>*/</text:p>
      <text:p text:style-name="P131">class TThreadProducer extends Thread</text:p>
      <text:p text:style-name="P131">{</text:p>
      <text:p text:style-name="P131"><text:s text:c="4"/>private TDev_Example_multithread_waitfree_safe <text:s text:c="12"/>fHost;</text:p>
      <text:p text:style-name="P131"><text:s text:c="4"/></text:p>
      <text:p text:style-name="P131"><text:s text:c="4"/>/**</text:p>
      <text:p text:style-name="P131"><text:s text:c="5"/>* </text:p>
      <text:p text:style-name="P131"><text:s text:c="5"/>*/</text:p>
      <text:p text:style-name="P131"><text:s text:c="4"/>public TThreadProducer (TDev_Example_multithread_waitfree_safe host)</text:p>
      <text:p text:style-name="P131"><text:s text:c="4"/>{</text:p>
      <text:p text:style-name="P131"><text:s text:c="8"/>fHost = host;</text:p>
      <text:p text:style-name="P131"><text:s text:c="4"/>}</text:p>
      <text:p text:style-name="P131"/>
      <text:p text:style-name="P131"><text:s text:c="4"/>@Override</text:p>
      <text:p text:style-name="P131"><text:s text:c="4"/>public void run ()</text:p>
      <text:p text:style-name="P131"><text:s text:c="4"/>{</text:p>
      <text:p text:style-name="P131"><text:s text:c="8"/>int <text:s text:c="8"/>i;</text:p>
      <text:p text:style-name="P131"><text:s text:c="8"/>int <text:s text:c="8"/>delay;</text:p>
      <text:p text:style-name="P131"><text:s text:c="8"/>boolean <text:s text:c="4"/>success;</text:p>
      <text:p text:style-name="P131"><text:s text:c="8"/></text:p>
      <text:p text:style-name="P131"><text:s text:c="8"/>delay = 0;</text:p>
      <text:p text:style-name="P131"><text:s text:c="8"/>for (i = 1; i &lt;= 10; i++)</text:p>
      <text:p text:style-name="P131"><text:s text:c="8"/>{</text:p>
      <text:p text:style-name="P131"><text:s text:c="12"/>delay += 10;</text:p>
      <text:p text:style-name="P131"><text:s text:c="12"/>do</text:p>
      <text:p text:style-name="P131"><text:s text:c="12"/>{</text:p>
      <text:p text:style-name="P131"><text:s text:c="16"/>success = fHost.Push ();</text:p>
      <text:p text:style-name="P131"><text:s text:c="16"/>try {Thread.sleep (delay);} catch (InterruptedException e) {}</text:p>
      <text:p text:style-name="P131"><text:s text:c="12"/>} while (! success);</text:p>
      <text:p text:style-name="P131"><text:s text:c="8"/>}</text:p>
      <text:p text:style-name="P131"><text:s text:c="8"/></text:p>
      <text:p text:style-name="P131"><text:s text:c="8"/>System.out.println ("Producer finished!");</text:p>
      <text:p text:style-name="P131"><text:s text:c="4"/>}</text:p>
      <text:p text:style-name="P131">}</text:p>
      <text:p text:style-name="P132"/>
      <text:p text:style-name="P139">Consumer:</text:p>
      <text:p text:style-name="P132"/>
      <text:p text:style-name="P131">package ppm_java._dev.concept.example.multithread.waitfree_testsafe;</text:p>
      <text:p text:style-name="P131"/>
      <text:p text:style-name="P131">/**</text:p>
      <text:p text:style-name="P131"><text:s/>* @author peter</text:p>
      <text:p text:style-name="P131"><text:s/>*/</text:p>
      <text:p text:style-name="P131">class TThreadConsumer extends Thread</text:p>
      <text:p text:style-name="P131">{</text:p>
      <text:p text:style-name="P131"><text:s text:c="4"/>private TDev_Example_multithread_waitfree_safe <text:s text:c="12"/>fHost;</text:p>
      <text:p text:style-name="P131"><text:s text:c="4"/></text:p>
      <text:p text:style-name="P131"><text:s text:c="4"/>/**</text:p>
      <text:p text:style-name="P131"><text:s text:c="5"/>* </text:p>
      <text:p text:style-name="P131"><text:s text:c="5"/>*/</text:p>
      <text:p text:style-name="P131"><text:s text:c="4"/>public TThreadConsumer (TDev_Example_multithread_waitfree_safe host)</text:p>
      <text:p text:style-name="P131"><text:s text:c="4"/>{</text:p>
      <text:p text:style-name="P131"><text:s text:c="8"/>fHost = host;</text:p>
      <text:p text:style-name="P131"><text:s text:c="4"/>}</text:p>
      <text:p text:style-name="P131"><text:s text:c="4"/></text:p>
      <text:p text:style-name="P131"><text:s text:c="4"/>@Override</text:p>
      <text:p text:style-name="P131"><text:s text:c="4"/>public void run ()</text:p>
      <text:p text:style-name="P131"><text:s text:c="4"/>{</text:p>
      <text:p text:style-name="P131"><text:s text:c="8"/>int <text:s text:c="8"/>i;</text:p>
      <text:p text:style-name="P131"><text:s text:c="8"/>int <text:s text:c="8"/>delay;</text:p>
      <text:p text:style-name="P131"><text:s text:c="8"/>boolean <text:s text:c="4"/>success;</text:p>
      <text:p text:style-name="P131"><text:s text:c="8"/></text:p>
      <text:p text:style-name="P131"><text:s text:c="8"/>delay = 200;</text:p>
      <text:p text:style-name="P131"><text:s text:c="8"/>for (i = 1; i &lt;= 10; i++)</text:p>
      <text:p text:style-name="P131"><text:s text:c="8"/>{</text:p>
      <text:p text:style-name="P131"><text:s text:c="12"/>delay -= 10;</text:p>
      <text:p text:style-name="P131"><text:s text:c="12"/>do</text:p>
      <text:p text:style-name="P131"><text:s text:c="12"/>{</text:p>
      <text:p text:style-name="P131"><text:s text:c="16"/>success = fHost.Pop ();</text:p>
      <text:p text:style-name="P131"><text:s text:c="16"/>try {Thread.sleep (delay);} catch (InterruptedException e) {}</text:p>
      <text:p text:style-name="P131"><text:s text:c="12"/>} while (! success);</text:p>
      <text:p text:style-name="P131"><text:s text:c="8"/>}</text:p>
      <text:p text:style-name="P131"><text:s text:c="8"/></text:p>
      <text:p text:style-name="P131"><text:s text:c="8"/>System.out.println ("Consumer finished!");</text:p>
      <text:p text:style-name="P131"><text:s text:c="4"/>}</text:p>
      <text:p text:style-name="P131">}</text:p>
      <text:p text:style-name="P132"/>
      <text:p text:style-name="P21">The program output <text:span text:style-name="T79">shows two well behaved threads:</text:span></text:p>
      <text:list xml:id="list205404083146739" text:continue-numbering="true" text:style-name="Numbering_20_3">
        <text:list-item>
          <text:p text:style-name="P207"><text:soft-page-break/>Entering <text:s text:c="4"/>Pop <text:s/>(). <text:s/>Number: 0</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ush (). <text:s/>Number: 1</text:p>
        </text:list-item>
        <text:list-item>
          <text:p text:style-name="P207"><text:s text:c="4"/>Exiting <text:s/>Push (). <text:s/>Number: 1</text:p>
        </text:list-item>
        <text:list-item>
          <text:p text:style-name="P207">Entering <text:s text:c="4"/>Push (). <text:s/>Number: 1</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ush (). <text:s/>Number: 1</text:p>
        </text:list-item>
        <text:list-item>
          <text:p text:style-name="P207"><text:s text:c="4"/>Exiting <text:s/>Push (). <text:s/>Number: 1</text:p>
        </text:list-item>
        <text:list-item>
          <text:p text:style-name="P207">Entering <text:s text:c="4"/>Push (). <text:s/>Number: 1</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op <text:s/>(). <text:s/>Number: 1</text:p>
        </text:list-item>
        <text:list-item>
          <text:p text:style-name="P207"><text:s text:c="4"/>Exiting <text:s/>Pop <text:s/>(). <text:s/>Number: 0</text:p>
        </text:list-item>
        <text:list-item>
          <text:p text:style-name="P207">Entering <text:s text:c="4"/>Push (). <text:s/>Number: 0</text:p>
        </text:list-item>
        <text:list-item>
          <text:p text:style-name="P207"><text:s text:c="4"/>Exiting <text:s/>Push (). <text:s/>Number: 1</text:p>
        </text:list-item>
        <text:list-item>
          <text:p text:style-name="P207">Entering <text:s text:c="4"/>Pop <text:s/>(). <text:s/>Number: 1</text:p>
        </text:list-item>
        <text:list-item>
          <text:p text:style-name="P207">Producer finished!</text:p>
        </text:list-item>
        <text:list-item>
          <text:p text:style-name="P207"><text:s text:c="4"/>Exiting <text:s/>Pop <text:s/>(). <text:s/>Number: 0</text:p>
        </text:list-item>
        <text:list-item>
          <text:p text:style-name="P207">Entering <text:s text:c="4"/>Pop <text:s/>(). <text:s/>Number: 0</text:p>
        </text:list-item>
        <text:list-item>
          <text:p text:style-name="P207"><text:s text:c="4"/>Exiting <text:s/>Pop <text:s/>(). <text:s/>Number: 0</text:p>
        </text:list-item>
        <text:list-item>
          <text:p text:style-name="P207">Entering <text:s text:c="4"/>Pop <text:s/>(). <text:s/>Number: 0</text:p>
        </text:list-item>
        <text:list-item>
          <text:p text:style-name="P207"><text:s text:c="4"/>Exiting <text:s/>Pop <text:s/>(). <text:s/>Number: 0</text:p>
        </text:list-item>
        <text:list-item>
          <text:p text:style-name="P207">Entering <text:s text:c="4"/>Pop <text:s/>(). <text:s/>Number: 0</text:p>
        </text:list-item>
        <text:list-item>
          <text:p text:style-name="P207"><text:s text:c="4"/>Exiting <text:s/>Pop <text:s/>(). <text:s/>Number: 0</text:p>
        </text:list-item>
        <text:list-item>
          <text:p text:style-name="P207">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83">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14">Synchronized</text:p>
          </table:table-cell>
          <table:table-cell table:style-name="Table3.B1" office:value-type="string">
            <text:p text:style-name="P114">Wait-free lock</text:p>
          </table:table-cell>
        </table:table-row>
        <table:table-row>
          <table:table-cell table:style-name="Table3.A2" office:value-type="string">
            <text:p text:style-name="P115">Threadsafe part:</text:p>
            <text:p text:style-name="src-listing"/>
            <text:p text:style-name="P125">public class X</text:p>
            <text:p text:style-name="P125">{</text:p>
            <text:p text:style-name="P125"><text:s text:c="4"/>public X ()</text:p>
            <text:p text:style-name="P125"><text:s text:c="4"/>{</text:p>
            <text:p text:style-name="P125"><text:s text:c="4"/>}</text:p>
            <text:p text:style-name="P125"/>
            <text:p text:style-name="P125"><text:s text:c="4"/>public synchronized void Do_Threadsafe_thing ()</text:p>
            <text:p text:style-name="P125"><text:s text:c="4"/>{</text:p>
            <text:p text:style-name="P125"><text:s text:c="8"/>/<text:span text:style-name="T81">* The payload */</text:span></text:p>
            <text:p text:style-name="P125"><text:s text:c="8"/>Do_Work ();</text:p>
            <text:p text:style-name="P125"><text:s text:c="4"/>}</text:p>
            <text:p text:style-name="P125">}</text:p>
            <text:p text:style-name="P128">0.30 cm</text:p>
          </table:table-cell>
          <table:table-cell table:style-name="Table3.B2" office:value-type="string">
            <text:p text:style-name="P115">Threadsafe part:</text:p>
            <text:p text:style-name="src-listing"/>
            <text:p text:style-name="P125">import java.util.concurrent.atomic.AtomicInteger;</text:p>
            <text:p text:style-name="P125"/>
            <text:p text:style-name="P125">public class X</text:p>
            <text:p text:style-name="P125">{</text:p>
            <text:p text:style-name="P125"><text:s text:c="4"/>private AtomicInteger <text:s text:c="14"/>fState;</text:p>
            <text:p text:style-name="P125"><text:s text:c="4"/></text:p>
            <text:p text:style-name="P125"><text:s text:c="4"/>public X ()</text:p>
            <text:p text:style-name="P125"><text:s text:c="4"/>{</text:p>
            <text:p text:style-name="P125"><text:s text:c="8"/>fState = new AtomicInteger (0);</text:p>
            <text:p text:style-name="P125"><text:s text:c="4"/>}</text:p>
            <text:p text:style-name="P125"/>
            <text:p text:style-name="P125"><text:s text:c="4"/>public boolean Do_Threadsafe_thing ()</text:p>
            <text:p text:style-name="P125"><text:s text:c="4"/>{</text:p>
            <text:p text:style-name="P125"><text:s text:c="8"/>boolean success;</text:p>
            <text:p text:style-name="P125"><text:s text:c="8"/></text:p>
            <text:p text:style-name="P125"><text:s text:c="8"/>/<text:span text:style-name="T80">* Lockdown if unlocked */</text:span></text:p>
            <text:p text:style-name="P125"><text:s text:c="8"/>success = fState.compareAndSet (0, 1);</text:p>
            <text:p text:style-name="P125"/>
            <text:p text:style-name="P125"><text:s text:c="8"/>if (success)</text:p>
            <text:p text:style-name="P125"><text:s text:c="8"/>{</text:p>
            <text:p text:style-name="P125"><text:s text:c="12"/>/<text:span text:style-name="T80">* The payload */</text:span></text:p>
            <text:p text:style-name="P125"><text:s text:c="12"/>Do_Work ();</text:p>
            <text:p text:style-name="P125"/>
            <text:p text:style-name="P125"><text:s text:c="12"/>/<text:span text:style-name="T80">* Unlock critical section */</text:span></text:p>
            <text:p text:style-name="P125"><text:s text:c="12"/>fState.getAndSet (<text:span text:style-name="T80">0</text:span>);</text:p>
            <text:p text:style-name="P125"><text:s text:c="8"/>}</text:p>
            <text:p text:style-name="P125"><text:s text:c="8"/></text:p>
            <text:p text:style-name="P125"><text:s text:c="8"/>/<text:span text:style-name="T80">* Tell client thread whether work done */</text:span></text:p>
            <text:p text:style-name="P125"><text:s text:c="8"/>return success;</text:p>
            <text:p text:style-name="P125"><text:s text:c="4"/>}</text:p>
            <text:p text:style-name="P125"><text:soft-page-break/>}</text:p>
            <text:p text:style-name="src-listing"/>
          </table:table-cell>
        </table:table-row>
        <table:table-row>
          <table:table-cell table:style-name="Table3.A2" office:value-type="string">
            <text:p text:style-name="P115">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26">}</text:p>
          </table:table-cell>
          <table:table-cell table:style-name="Table3.B2" office:value-type="string">
            <text:p text:style-name="P115">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26"><text:s text:c="12"/>try</text:p>
            <text:p text:style-name="P126"><text:s text:c="12"/>{ <text:s text:c="2"/>/<text:span text:style-name="T81">* Thread puts itself to sleep </text:span></text:p>
            <text:p text:style-name="P127"><text:s text:c="19"/>so that we don't get a</text:p>
            <text:p text:style-name="P127"><text:s text:c="19"/>runaway thread freezing the </text:p>
            <text:p text:style-name="P127"><text:s text:c="19"/>machine. */</text:p>
            <text:p text:style-name="P126"><text:s text:c="16"/>Thread.sleep (yieldTime);</text:p>
            <text:p text:style-name="P126"><text:s text:c="12"/>}</text:p>
            <text:p text:style-name="P126"><text:s text:c="12"/><text:span text:style-name="T81">catch (InterruptedException e)</text:span></text:p>
            <text:p text:style-name="P126"><text:s text:c="12"/><text:span text:style-name="T81">{</text:span></text:p>
            <text:p text:style-name="P126"><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91"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99">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100"><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4"><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1">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4721522282962206985" text:style-name="L4">
        <text:list-item>
          <text:p text:style-name="P156"><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57"><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58"><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102">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6857792862478542528" text:style-name="L5">
        <text:list-item>
          <text:p text:style-name="P159">For the audio driver, the update frequency depends on the sample rate and the size<text:note text:id="ftn17" text:note-class="footnote"><text:note-citation>17</text:note-citation><text:note-body><text:p text:style-name="P85"><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60"><text:span text:style-name="T88">For the display engine, the update frequency is initially 30 display updates per second</text:span><text:span text:style-name="T88"><text:note text:id="ftn18" text:note-class="footnote"><text:note-citation>18</text:note-citation><text:note-body><text:p text:style-name="P86">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2821549199449910058" text:style-name="L6">
        <text:list-item>
          <text:p text:style-name="P161"><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61"><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61"><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91">That's just the immediate dealing with a contention on the <text:span text:style-name="T70">TAtomicBuffer</text:span> side - the client has to still do additional steps to reduce contentions over time.</text:p></text:note-body></text:note></text:span><text:span text:style-name="T88">:</text:span></text:p>
      <text:list xml:id="list6867273736469830290" text:style-name="L7">
        <text:list-item>
          <text:p text:style-name="P162">Overrun.</text:p>
        </text:list-item>
      </text:list>
      <text:list xml:id="list8912216808836883838" text:style-name="L8">
        <text:list-item>
          <text:p text:style-name="P186"><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87">New data always takes priority over old data. Therefore we simply drop any uncollected data.</text:p></text:note-body></text:note></text:span><text:span text:style-name="T88">.</text:span></text:p>
        </text:list-item>
        <text:list-item>
          <text:p text:style-name="P187">Increment overrun counter.</text:p>
        </text:list-item>
      </text:list>
      <text:list xml:id="list395922738750119811" text:style-name="L9">
        <text:list-item>
          <text:p text:style-name="P163">Underrun.</text:p>
        </text:list-item>
      </text:list>
      <text:list xml:id="list1886310553036131938" text:style-name="L10">
        <text:list-item>
          <text:p text:style-name="P164">Return new empty <text:span text:style-name="Source_20_Text">FloatBuffer</text:span> or <text:span text:style-name="Source_20_Text">null</text:span><text:note text:id="ftn21" text:note-class="footnote"><text:note-citation>21</text:note-citation><text:note-body><text:p text:style-name="P88">Depending on the <text:span text:style-name="T70">ifInvalidPolicy</text:span>.</text:p></text:note-body></text:note> <text:span text:style-name="T123">to the consumer</text:span>.</text:p>
        </text:list-item>
        <text:list-item>
          <text:p text:style-name="P164">Increment underrun counter.</text:p>
        </text:list-item>
      </text:list>
      <text:list xml:id="list7169688197232180422" text:style-name="L11">
        <text:list-item>
          <text:p text:style-name="P165">Thread contention.</text:p>
        </text:list-item>
      </text:list>
      <text:list xml:id="list3362038754562032113" text:style-name="L12">
        <text:list-item>
          <text:p text:style-name="P166">Skip any data setting or getting, i.e.</text:p>
        </text:list-item>
      </text:list>
      <text:list xml:id="list5832824840457276911" text:style-name="L13">
        <text:list-item>
          <text:p text:style-name="P167">For the producer, drop the new data.</text:p>
        </text:list-item>
        <text:list-item>
          <text:p text:style-name="P167">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89">ditto</text:p></text:note-body></text:note></text:span><text:span text:style-name="T100">.</text:span></text:p>
        </text:list-item>
      </text:list>
      <text:list xml:id="list205403617097127" text:continue-list="list3362038754562032113" text:style-name="L12">
        <text:list-item>
          <text:p text:style-name="P166">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90">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104736980182018381" text:style-name="L14">
        <text:list-item>
          <text:p text:style-name="P168"><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68"><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37">We already use a dedicated library<text:note text:id="ftn24" text:note-class="footnote"><text:note-citation>24</text:note-citation><text:note-body><text:p text:style-name="P97">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98"><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33"/>
      <text:p text:style-name="P133">package ppm_java._dev.concept.trial.JJack;</text:p>
      <text:p text:style-name="P133"/>
      <text:p text:style-name="P133">import... /<text:span text:style-name="T18">* Various imports */</text:span></text:p>
      <text:p text:style-name="P133"/>
      <text:p text:style-name="P133">/**</text:p>
      <text:p text:style-name="P133"><text:s/>* Loads the JJack driver, connects to a running instance of JackD and prints</text:p>
      <text:p text:style-name="P133"><text:s/>* the peak of every incoming frame to stdout.</text:p>
      <text:p text:style-name="P133"><text:s/>* </text:p>
      <text:p text:style-name="P133"><text:s/>* @author peter</text:p>
      <text:p text:style-name="P133"><text:s/>*/</text:p>
      <text:p text:style-name="P133">public class TDev_Trial_JJack_process_01 implements JJackAudioProcessor</text:p>
      <text:p text:style-name="P133">{</text:p>
      <text:p text:style-name="P133"><text:s text:c="4"/><text:span text:style-name="T16">public static void main (String[] arge) {</text:span>/<text:span text:style-name="T16">* Setup stuff... */}</text:span></text:p>
      <text:p text:style-name="P133"/>
      <text:p text:style-name="P133"><text:s text:c="4"/>private int fIFrame = 0;</text:p>
      <text:p text:style-name="P133"><text:s text:c="4"/>public TDev_Trial_JJack_process_01 ()</text:p>
      <text:p text:style-name="P133"><text:s text:c="4"/>{</text:p>
      <text:p text:style-name="P133"><text:s text:c="8"/>fIFrame = 0;</text:p>
      <text:p text:style-name="P133"><text:s text:c="4"/>}</text:p>
      <text:p text:style-name="P133"><text:s text:c="4"/></text:p>
      <text:p text:style-name="P133"><text:s text:c="4"/>public void process (JJackAudioEvent e)</text:p>
      <text:p text:style-name="P133"><text:s text:c="4"/>{</text:p>
      <text:p text:style-name="P133"><text:s text:c="8"/>FloatBuffer <text:s text:c="8"/>inBuf;</text:p>
      <text:p text:style-name="P133"><text:s text:c="8"/>int <text:s text:c="16"/>nSamples;</text:p>
      <text:p text:style-name="P133"><text:s text:c="8"/>int <text:s text:c="16"/>i;</text:p>
      <text:p text:style-name="P133"><text:s text:c="8"/>float <text:s text:c="14"/>s;</text:p>
      <text:p text:style-name="P133"><text:s text:c="8"/>float <text:s text:c="14"/>sRect;</text:p>
      <text:p text:style-name="P133"><text:s text:c="8"/>float <text:s text:c="14"/>peak;</text:p>
      <text:p text:style-name="P133"><text:s text:c="8"/></text:p>
      <text:p text:style-name="P133"/>
      <text:p text:style-name="P133"><text:s text:c="8"/>fIFrame++;</text:p>
      <text:p text:style-name="P133"><text:s text:c="8"/>inBuf <text:s text:c="6"/>= e.getInput (0);</text:p>
      <text:p text:style-name="P133"><text:s text:c="8"/>nSamples <text:s text:c="3"/>= inBuf.limit ();</text:p>
      <text:p text:style-name="P133"><text:s text:c="8"/>peak <text:s text:c="7"/>= 0;</text:p>
      <text:p text:style-name="P133"><text:s text:c="8"/>for (i = 0; i &lt; nSamples; i++)</text:p>
      <text:p text:style-name="P133"><text:s text:c="8"/>{</text:p>
      <text:p text:style-name="P133"><text:s text:c="12"/>/* Get next sample. */</text:p>
      <text:p text:style-name="P133"><text:s text:c="12"/>s = inBuf.get (i);</text:p>
      <text:p text:style-name="P133"><text:s text:c="12"/></text:p>
      <text:p text:style-name="P133"><text:s text:c="12"/>/* Rectify (i.e. mirror a negative sample to it's positive opposite). */</text:p>
      <text:p text:style-name="P133"><text:s text:c="12"/>sRect = (s &lt; 0) <text:s/>? <text:s/>-s : s;</text:p>
      <text:p text:style-name="P133"><text:s text:c="12"/></text:p>
      <text:p text:style-name="P133"><text:s text:c="12"/>/* Determine peak value. */</text:p>
      <text:p text:style-name="P133"><text:s text:c="12"/>peak = (sRect &gt; peak) <text:s/>? <text:s/>sRect : peak;</text:p>
      <text:p text:style-name="P133"><text:s text:c="8"/>}</text:p>
      <text:p text:style-name="P133"><text:s text:c="8"/>System.out.println ("Frame: " + fIFrame + "; Peak value (abs): " + peak + ".");</text:p>
      <text:p text:style-name="P133"><text:s text:c="4"/>}</text:p>
      <text:p text:style-name="P133">}</text:p>
      <text:p text:style-name="P133"/>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205403707717301" text:continue-list="list205404083146739" text:style-name="Numbering_20_3">
        <text:list-item>
          <text:p text:style-name="P208">native jjack library loaded using system library path</text:p>
        </text:list-item>
        <text:list-item>
          <text:p text:style-name="P208">natively registering jack client "JJack"</text:p>
        </text:list-item>
        <text:list-item>
          <text:p text:style-name="P208">jack_client_new: deprecated</text:p>
        </text:list-item>
        <text:list-item>
          <text:p text:style-name="P208">using 2 input ports, 2 output ports</text:p>
        </text:list-item>
        <text:list-item>
          <text:p text:style-name="P208">Frame: 1; Peak value (abs): 0.0. <text:s text:c="122"/></text:p>
        </text:list-item>
        <text:list-item>
          <text:p text:style-name="P208">Frame: 2; Peak value (abs): 0.0. <text:s text:c="122"/></text:p>
        </text:list-item>
        <text:list-item>
          <text:p text:style-name="P208">Frame: 3; Peak value (abs): 0.0. <text:s text:c="122"/></text:p>
        </text:list-item>
        <text:list-item>
          <text:p text:style-name="P208">Frame: 4; Peak value (abs): 0.042320143. <text:s text:c="114"/></text:p>
        </text:list-item>
        <text:list-item>
          <text:p text:style-name="P208">Frame: 5; Peak value (abs): 0.036235876. <text:s text:c="114"/></text:p>
        </text:list-item>
        <text:list-item>
          <text:p text:style-name="P208">Frame: 6; Peak value (abs): 0.038238987. <text:s text:c="114"/></text:p>
        </text:list-item>
        <text:list-item>
          <text:p text:style-name="P208">Frame: 7; Peak value (abs): 0.038017016. <text:s text:c="114"/></text:p>
        </text:list-item>
        <text:list-item>
          <text:p text:style-name="P208">Frame: 8; Peak value (abs): 0.04076365. <text:s text:c="115"/></text:p>
        </text:list-item>
        <text:list-item>
          <text:p text:style-name="P208">Frame: 9; Peak value (abs): 0.022242684. <text:s text:c="114"/></text:p>
        </text:list-item>
        <text:list-item>
          <text:p text:style-name="P208">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Network topology is set up at the start of the program and persists until it terminates.</text:span></text:p>
      <text:p text:style-name="P50"><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50"><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8"><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4">They extend abstract base classes in the package </text:span><text:span text:style-name="Source_20_Text">ppm-java.typelib</text:span>.</text:p>
      <text:list xml:id="list7491562016291006690" text:style-name="L15">
        <text:list-item>
          <text:p text:style-name="P170">A module class extends the base class <text:span text:style-name="Source_20_Text">VAudioProcessor</text:span>.</text:p>
        </text:list-item>
        <text:list-item>
          <text:p text:style-name="P170">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69"><text:span text:style-name="T144">An input endpoint extends one of the classes </text:span><text:span text:style-name="Source_20_Text"><text:span text:style-name="T144">VAudioPort_Input_Samples</text:span></text:span><text:span text:style-name="T144">, </text:span><text:span text:style-name="Source_20_Text"><text:span text:style-name="T144">VAudioPort_Input_Chunks_Buffered</text:span></text:span><text:span text:style-name="T144"> or </text:span><text:span text:style-name="Source_20_Text"><text:span text:style-name="T144">VAudioPort_Input_Chunks_Unbuffered</text:span></text:span><text:span text:style-name="T144">.</text:span></text:p>
        </text:list-item>
      </text:list>
      <text:p text:style-name="P49">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5">Output endpoint</text:span> type</text:p>
          </table:table-cell>
          <table:table-cell table:style-name="Table5.B1" office:value-type="string">
            <text:p text:style-name="Table_20_Heading">Connects to <text:span text:style-name="T146">input </text:span>point type</text:p>
          </table:table-cell>
        </table:table-row>
        <table:table-row>
          <table:table-cell table:style-name="Table5.A2" office:value-type="string">
            <text:p text:style-name="Table_20_Contents"><text:span text:style-name="Source_20_Text"><text:span text:style-name="T144">VAudioPort_Output_Samples</text:span></text:span></text:p>
          </table:table-cell>
          <table:table-cell table:style-name="Table5.B2" office:value-type="string">
            <text:p text:style-name="Table_20_Contents"><text:span text:style-name="Source_20_Text"><text:span text:style-name="T144">VAudioPort_Input_Samples</text:span></text:span></text:p>
          </table:table-cell>
        </table:table-row>
        <table:table-row>
          <table:table-cell table:style-name="Table5.A3" office:value-type="string">
            <text:p text:style-name="Table_20_Contents"><text:span text:style-name="Source_20_Text"><text:span text:style-name="T144">VAudioPort_Output_Chunks_NeedsBuffer</text:span></text:span></text:p>
          </table:table-cell>
          <table:table-cell table:style-name="Table5.B3" office:value-type="string">
            <text:p text:style-name="Table_20_Contents"><text:span text:style-name="Source_20_Text"><text:span text:style-name="T144">VAudioPort_Input_Chunks_Buffered</text:span></text:span></text:p>
          </table:table-cell>
        </table:table-row>
        <table:table-row>
          <table:table-cell table:style-name="Table5.A4" office:value-type="string">
            <text:p text:style-name="Table_20_Contents"><text:span text:style-name="Source_20_Text"><text:span text:style-name="T144">VAudioPort_Output_Chunks_NoBuffer</text:span></text:span></text:p>
          </table:table-cell>
          <table:table-cell table:style-name="Table5.B4" office:value-type="string">
            <text:p text:style-name="Table_20_Contents"><text:span text:style-name="Source_20_Text"><text:span text:style-name="T144">VAudioPort_Input_Chunks_Unbuffered</text:span></text:span></text:p>
          </table:table-cell>
        </table:table-row>
      </table:table>
      <text:p text:style-name="P51">Modules can be designed in many ways (the framework offers a lot of flexibility). However, to avoid chaos, this project keeps to the following practice:</text:p>
      <text:list xml:id="list1667792164202389463" text:style-name="L16">
        <text:list-item>
          <text:p text:style-name="P172">One package for each module class and supporting classes, <text:span text:style-name="T143">at least the classes for the module and its endpoints. If the module supports the statistics API, then those supporting classes will be in there, too.</text:span></text:p>
        </text:list-item>
        <text:list-item>
          <text:p text:style-name="P173"><text:span text:style-name="T140">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71"><text:soft-page-break/><text:span text:style-name="T140">The module's package contains one class for the input endpoints, named </text:span><text:span text:style-name="Source_20_Text"><text:span text:style-name="T137">{module_class_name}_Endpoint_In</text:span></text:span><text:span text:style-name="T137">. Data between modules is always sent from output endpoints to input endpoints (rather than directly from module to module).</text:span></text:p>
        </text:list-item>
        <text:list-item>
          <text:p text:style-name="P174"><text:span text:style-name="T140">The module's package contains o</text:span>ne class for the output endpoints, named <text:span text:style-name="Source_20_Text">{module_class_name}_Endpoint_Out</text:span>. <text:span text:style-name="T139">Data between modules is always sent from output endpoints to input endpoints (rather than directly from module to module). An output endpoint class must be derived from one of the classes</text:span></text:p>
        </text:list-item>
        <text:list-item>
          <text:p text:style-name="P175"><text:span text:style-name="T140">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able:table table:name="Table2" table:style-name="Table2">
        <table:table-column table:style-name="Table2.A"/>
        <table:table-column table:style-name="Table2.B"/>
        <table:table-row>
          <table:table-cell table:style-name="Table2.A1" office:value-type="string">
            <text:p text:style-name="P116"><draw:frame draw:style-name="fr9" draw:name="Image19" text:anchor-type="as-char" svg:width="3.17cm" svg:height="3.004cm" draw:z-index="23"><draw:image xlink:href="Pictures/100000000000016D0000015A706DAF60.png" xlink:type="simple" xlink:show="embed" xlink:actuate="onLoad"/></draw:frame></text:p>
          </table:table-cell>
          <table:table-cell table:style-name="Table2.A1" office:value-type="string">
            <text:p text:style-name="P142"><text:span text:style-name="Definition">Class:</text:span><text:tab/><text:span text:style-name="Source_20_Text">TAudioContext_JackD</text:span></text:p>
            <text:p text:style-name="P142"><text:span text:style-name="Definition"><text:span text:style-name="T133">Package:</text:span></text:span><text:span text:style-name="T133"><text:tab/></text:span><text:span text:style-name="Source_20_Text"><text:span text:style-name="T133">ppm_java.backend.module.jackd</text:span></text:span></text:p>
            <text:p text:style-name="P142"><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able:table-cell>
        </table:table-row>
        <table:table-row>
          <table:table-cell table:style-name="Table2.A1" office:value-type="string">
            <text:p text:style-name="P116"><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42"><text:span text:style-name="Definition">Class:</text:span><text:tab/><text:span text:style-name="Source_20_Text">TNodePump</text:span></text:p>
            <text:p text:style-name="P142"><text:span text:style-name="Definition">Package:</text:span><text:tab/><text:span text:style-name="Source_20_Text">ppm_java.backend.module.pump</text:span></text:p>
            <text:p text:style-name="P142"><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16"><draw:frame draw:style-name="fr11" draw:name="Image21" text:anchor-type="as-char" svg:width="3.907cm" svg:height="3.346cm" draw:z-index="24"><draw:image xlink:href="Pictures/10000000000001940000015A270C53C5.png" xlink:type="simple" xlink:show="embed" xlink:actuate="onLoad"/></draw:frame></text:p>
          </table:table-cell>
          <table:table-cell table:style-name="Table2.A1" office:value-type="string">
            <text:p text:style-name="P142"><text:span text:style-name="Definition">Class:</text:span><text:tab/><text:span text:style-name="Source_20_Text">TNodePeakEstimator</text:span></text:p>
            <text:p text:style-name="P142"><text:span text:style-name="Definition"><text:span text:style-name="T133">Package:</text:span></text:span><text:span text:style-name="T133"><text:tab/></text:span><text:span text:style-name="Source_20_Text"><text:span text:style-name="T133">ppm_java.backend.module.peak_estimator</text:span></text:span></text:p>
            <text:p text:style-name="P142"><text:span text:style-name="Definition"><text:span text:style-name="T134">Purpose</text:span></text:span><text:span text:style-name="T134">:<text:tab/>Calculates the absolute peak value of a sample chunk. Being absolute, the value is always positive.</text:span></text:p>
          </table:table-cell>
        </table:table-row>
        <text:soft-page-break/>
        <table:table-row>
          <table:table-cell table:style-name="Table2.A1" office:value-type="string">
            <text:p text:style-name="P116"><draw:frame draw:style-name="fr9" draw:name="Image22" text:anchor-type="as-char" svg:width="3.907cm" svg:height="3.346cm" draw:z-index="25"><draw:image xlink:href="Pictures/10000000000001940000015A129EA1E3.png" xlink:type="simple" xlink:show="embed" xlink:actuate="onLoad"/></draw:frame></text:p>
          </table:table-cell>
          <table:table-cell table:style-name="Table2.A1" office:value-type="string">
            <text:p text:style-name="P144"><text:span text:style-name="Definition">Class:</text:span><text:span text:style-name="T133"><text:tab/></text:span><text:span text:style-name="Source_20_Text">TNodeConverterDb</text:span></text:p>
            <text:p text:style-name="P142"><text:span text:style-name="Definition"><text:span text:style-name="T133">Package:</text:span></text:span><text:span text:style-name="T133"><text:tab/></text:span><text:span text:style-name="Source_20_Text"><text:span text:style-name="T133">ppm_java.backend.module.converter_db</text:span></text:span></text:p>
            <text:p text:style-name="P143"><text:span text:style-name="Definition"><text:span text:style-name="T134">Purpose</text:span></text:span><text:span text:style-name="T134">:<text:tab/>Converts a sample (peak) value from raw level to dB.</text:span></text:p>
            <text:p text:style-name="P145"><text:tab/>Conversion according to<text:tab/><text:tab/><text:tab/><text:tab/><text:tab/>y = 20 log10 (x)</text:p>
            <text:p text:style-name="P143"><text:span text:style-name="T134"><text:tab/>where x: normalized absolute sample value [Vnorm],</text:span><text:span text:style-name="Source_20_Text"><text:span text:style-name="T134"><text:tab/><text:tab/>0 &lt;= x &lt;= 1</text:span></text:span></text:p>
            <text:p text:style-name="P145"><text:tab/>y: sample value [dB]</text:p>
          </table:table-cell>
        </table:table-row>
        <table:table-row>
          <table:table-cell table:style-name="Table2.A1" office:value-type="string">
            <text:p text:style-name="P116"><draw:frame draw:style-name="fr9" draw:name="Image23" text:anchor-type="as-char" svg:width="3.907cm" svg:height="3.346cm" draw:z-index="26"><draw:image xlink:href="Pictures/10000000000001940000015AF8A2B938.png" xlink:type="simple" xlink:show="embed" xlink:actuate="onLoad"/></draw:frame></text:p>
          </table:table-cell>
          <table:table-cell table:style-name="Table2.A1" office:value-type="string">
            <text:p text:style-name="P142"><text:span text:style-name="Definition">Class:</text:span><text:tab/><text:span text:style-name="Source_20_Text">TNodeIntegrator_PPMBallistics</text:span></text:p>
            <text:p text:style-name="P142"><text:span text:style-name="Definition"><text:span text:style-name="T133">Package:</text:span></text:span><text:span text:style-name="T133"><text:tab/></text:span><text:span text:style-name="Source_20_Text"><text:span text:style-name="T133">ppm_java.front.module.integrator</text:span></text:span></text:p>
            <text:p text:style-name="P142"><text:span text:style-name="Definition"><text:span text:style-name="T134">Purpose</text:span></text:span><text:span text:style-name="T134">:<text:tab/>A stepping approximator to emulate PPM ballistics.</text:span></text:p>
          </table:table-cell>
        </table:table-row>
        <table:table-row>
          <table:table-cell table:style-name="Table2.A6" office:value-type="string">
            <text:p text:style-name="P116"><draw:frame draw:style-name="fr9" draw:name="Image24" text:anchor-type="as-char" svg:width="3.593cm" svg:height="3.392cm" draw:z-index="27"><draw:image xlink:href="Pictures/100000000000016E0000015A1DFDC358.png" xlink:type="simple" xlink:show="embed" xlink:actuate="onLoad"/></draw:frame></text:p>
          </table:table-cell>
          <table:table-cell table:style-name="Table2.A6" office:value-type="string">
            <text:p text:style-name="P142"><text:span text:style-name="Definition">Class:</text:span><text:tab/><text:span text:style-name="Source_20_Text"><text:span text:style-name="T131">VFrontEnd</text:span></text:span><text:span text:style-name="T131"> derivatives</text:span></text:p>
            <text:p text:style-name="P142"><text:span text:style-name="Definition"><text:span text:style-name="T133">Package:</text:span></text:span><text:span text:style-name="T133"><text:tab/></text:span><text:span text:style-name="Source_20_Text"><text:span text:style-name="T133">ppm_java.frontend.*.*</text:span></text:span></text:p>
            <text:p text:style-name="P142"><text:span text:style-name="Definition"><text:span text:style-name="T134">Purpose</text:span></text:span><text:span text:style-name="T134">:<text:tab/>The frontend used for the current session.</text:span></text:p>
          </table:table-cell>
        </table:table-row>
      </table:table>
      <text:h text:style-name="Heading_20_1" text:outline-level="1"><text:bookmark-start text:name="__RefHeading__7329_82437932"/><text:span text:style-name="T135">D</text:span>isplay engine<text:bookmark-end text:name="__RefHeading__7329_82437932"/></text:h>
      <text:p text:style-name="P45"><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1">ed</text:span> <text:span text:style-name="T141">on </text:span>a front end <text:span text:style-name="T141">or streamed via stdout to another application. With most frontends we include the PPM ballistics, streaming frontends omit PPM ballistics</text:span>. <text:span text:style-name="T141">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5"><text:span text:style-name="T141">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1">gkTimerAdjustInterval</text:span></text:span><text:span text:style-name="T141"> events to the timer module during each display engine cycle. This increases or decreases the engine update frequency until the number of buffer underruns / overruns is minimized. In detail,</text:span></text:p>
      <text:list xml:id="list7371547267077587635" text:style-name="L17">
        <text:list-item>
          <text:p text:style-name="P176"><text:span text:style-name="T142">if we detect </text:span><text:span text:style-name="Emphasis"><text:span text:style-name="T142">underruns</text:span></text:span><text:span text:style-name="T142"> then there's </text:span><text:span text:style-name="Emphasis"><text:span text:style-name="T142">too little</text:span></text:span><text:span text:style-name="T142"> data coming in from the audio driver. We need less display updates so we don't starve the display engine. Therefore we will instruct the timer to increase the update interval.</text:span></text:p>
        </text:list-item>
        <text:list-item>
          <text:p text:style-name="P176"><text:span text:style-name="T142">if we detect </text:span><text:span text:style-name="Emphasis"><text:span text:style-name="T142">overruns</text:span></text:span><text:span text:style-name="T142"> then there's </text:span><text:span text:style-name="Emphasis"><text:span text:style-name="T142">too much</text:span></text:span><text:span text:style-name="T142"> data coming in from the audio driver. We need more updates to use all the data. Therefore we will instruct the timer to decrease the update interval.</text:span></text:p>
        </text:list-item>
      </text:list>
      <text:p text:style-name="P46">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3"><text:span text:style-name="Source_20_Text">guiRadial</text:span></text:p>
          </table:table-cell>
          <table:table-cell table:style-name="Table1.A1" office:value-type="string">
            <text:p text:style-name="P113">A PPM lookalike.</text:p>
          </table:table-cell>
          <table:table-cell table:style-name="Table1.A1" office:value-type="string">
            <text:p text:style-name="P113"><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12"><text:span text:style-name="Source_20_Text">guiLinear</text:span></text:p>
          </table:table-cell>
          <table:table-cell table:style-name="Table1.A1" office:value-type="string">
            <text:p text:style-name="P112">Horizontal linear bargraph.</text:p>
          </table:table-cell>
          <table:table-cell table:style-name="Table1.A1" office:value-type="string">
            <text:p text:style-name="P113"><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12"><text:span text:style-name="Source_20_Text">consoleLinear</text:span></text:p>
          </table:table-cell>
          <table:table-cell table:style-name="Table1.A1" office:value-type="string">
            <text:p text:style-name="P112">Horizontal linear bargraph on the console (text mode).</text:p>
          </table:table-cell>
          <table:table-cell table:style-name="Table1.A1" office:value-type="string">
            <text:p text:style-name="P113"><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12"><text:span text:style-name="Source_20_Text">consoleText</text:span></text:p>
          </table:table-cell>
          <table:table-cell table:style-name="Table1.A1" office:value-type="string">
            <text:p text:style-name="P112">Text stream to stdout. Data is presented in JSON format. <text:span text:style-name="T46">This frontend is designed to stream audio level data to another application - e.g. via a pipe.</text:span></text:p>
            <text:p text:style-name="P112"><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13"><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60"><text:span text:style-name="Source_20_Text">ppm-java</text:span> <text:span text:style-name="T147">sets up the complete modular network right at the start of the program run. Network setup is done by the class </text:span><text:span text:style-name="Source_20_Text"><text:span text:style-name="T147">ppm_java.backend.boot.TSetup</text:span></text:span><text:span text:style-name="T147">. </text:span><text:span text:style-name="Source_20_Text"><text:span text:style-name="T147">TSetup</text:span></text:span><text:span text:style-name="T147"> in turn uses the services of the class </text:span><text:span text:style-name="Source_20_Text"><text:span text:style-name="T147">ppm_java.backend.TController</text:span></text:span><text:span text:style-name="T147"> which centralizes session setup and event routing. Everything pertaining to module creation and connection is done in the </text:span><text:span text:style-name="Source_20_Text"><text:span text:style-name="T147">TController</text:span></text:span><text:span text:style-name="T147"> class, via a number of static methods. During the session each module can be addressed by a unique ID which we set during the setup phase. Modules, ports and frontends all inherit from the class </text:span><text:span text:style-name="Source_20_Text"><text:span text:style-name="T147">ppm_java.typelib.VAudioProcessor</text:span></text:span><text:span text:style-name="T147"> and can hence be accessed by calling the method </text:span><text:span text:style-name="Source_20_Text"><text:span text:style-name="T147">TController.GetObject (String id)</text:span></text:span><text:span text:style-name="T147"> with the unique ID of the object as parameter. </text:span></text:p>
      <text:p text:style-name="P52">A network is built by</text:p>
      <text:list xml:id="list7826617145797899268" text:style-name="L18">
        <text:list-item>
          <text:p text:style-name="P177">Creating modules,</text:p>
        </text:list-item>
        <text:list-item>
          <text:p text:style-name="P177">Adding ports <text:span text:style-name="T149">to each module,</text:span></text:p>
        </text:list-item>
        <text:list-item>
          <text:p text:style-name="P177">Connecting ports for sample data,</text:p>
        </text:list-item>
        <text:list-item>
          <text:p text:style-name="P177">Connecting modules to <text:span text:style-name="T148">convey events.</text:span></text:p>
        </text:list-item>
      </text:list>
      <text:p text:style-name="P61">Once built the network can be started.</text:p>
      <text:h text:style-name="Heading_20_2" text:outline-level="2">Creating modules</text:h>
      <text:p text:style-name="P53">Before we can do anything with modules we need to create them. <text:span text:style-name="Source_20_Text">TController</text:span> offers the methods</text:p>
      <text:list xml:id="list2623565058158970190" text:style-name="L19">
        <text:list-item>
          <text:p text:style-name="P178"><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78"><text:span text:style-name="Source_20_Text">Create_AudioContext</text:span> for the audio driver, <text:span text:style-name="Source_20_Text">TAudioContext_JackD</text:span>.</text:p>
        </text:list-item>
      </text:list>
      <text:p text:style-name="P53">Each method takes one parameter, the unique ID under which the module can be accessed during the session.</text:p>
      <text:h text:style-name="Heading_20_2" text:outline-level="2">Adding ports</text:h>
      <text:p text:style-name="P55">Once modules are created we can add ports to them. <text:span text:style-name="Source_20_Text">TController</text:span> offers the methods</text:p>
      <text:list xml:id="list6001083968178910627" text:style-name="L20">
        <text:list-item>
          <text:p text:style-name="P179"><text:span text:style-name="Source_20_Text"><text:span text:style-name="T152">Create_Port_In (String idModule, String idPort)</text:span></text:span><text:span text:style-name="T152">. Creates an </text:span><text:span text:style-name="Emphasis"><text:span text:style-name="T152">in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item>
          <text:p text:style-name="P180"><text:span text:style-name="Source_20_Text"><text:span text:style-name="T152">Create_Port_Out (String idModule, String idPort)</text:span></text:span><text:span text:style-name="T152">. Creates an </text:span><text:span text:style-name="Emphasis"><text:span text:style-name="T153">out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
      <text:h text:style-name="Heading_20_2" text:outline-level="2">Data connections</text:h>
      <text:p text:style-name="P56">With all modules and ports created we can connect ports together, so that samples can flow (that is, sample chunks and single samples). <text:span text:style-name="Source_20_Text"><text:span text:style-name="T151">TController</text:span></text:span><text:span text:style-name="T151"> offers the method</text:span></text:p>
      <text:p text:style-name="P57"><text:span text:style-name="Source_20_Text"><text:tab/>Create_Connection_Data (String idFromPort, String idToPort)</text:span></text:p>
      <text:p text:style-name="P57">This <text:span text:style-name="T155">method </text:span>creates a unidirectional audio data connection with port <text:span text:style-name="Source_20_Text">idFromPort</text:span> as source and port <text:span text:style-name="Source_20_Text">idToPort</text:span> as sink.</text:p>
      <text:p text:style-name="P56"><text:soft-page-break/>Note that ports must pair up correctly. You cannot connect a port which sends sample chunks to a port that receives single samples<text:note text:id="ftn26" text:note-class="footnote"><text:note-citation>26</text:note-citation><text:note-body><text:p text:style-name="P103">This wouldn't make sense anyway</text:p></text:note-body></text:note>. <text:span text:style-name="T154">Such aberrations would throw an exception.</text:span></text:p>
      <text:h text:style-name="Heading_20_2" text:outline-level="2">Event connections</text:h>
      <text:p text:style-name="P58">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9"><text:span text:style-name="Source_20_Text"><text:span text:style-name="T155"><text:tab/>Create_Connection_Events (String idSource, String idRecipient)</text:span></text:span></text:p>
      <text:p text:style-name="P58">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4">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4">When the application is finished we need to shut down the network by stopping the modules. As with the starting we need to stop modules in a predefined order, which we establish by setting entries in a stop list. A stop list entries is set by calling the method <text:span text:style-name="Source_20_Text">TController.Create_StopListEntry (String id)</text:span> where <text:span text:style-name="Source_20_Text">id</text:span> is the unique ID of the module to be stopped. <text:s/>Stopping happens <text:span text:style-name="T150">automatically </text:span>when the user presses CTRL-C or closes the GUI frontend.</text:p>
      <text:p text:style-name="P53"/>
      <text:h text:style-name="Heading_20_1" text:outline-level="1"><text:bookmark-start text:name="__RefHeading__7335_82437932"/>Events<text:bookmark-end text:name="__RefHeading__7335_82437932"/></text:h>
      <text:p text:style-name="P62">As in any application there needs to be a measure of realtime control. <text:span text:style-name="Source_20_Text"><text:span text:style-name="T156">ppm-java</text:span></text:span><text:span text:style-name="T156"> offers a simple event system which allows various modules to control aspects of the program whilst it's running.</text:span></text:p>
      <text:p text:style-name="P63">Objects that handle <text:span text:style-name="T157">events implement the interface </text:span><text:span text:style-name="Source_20_Text"><text:span text:style-name="T157">ppm_java.typelib.IEvented</text:span></text:span><text:span text:style-name="T157">. This interface provides the events used in the program as well as the method stubs to handle those (</text:span><text:span text:style-name="Source_20_Text"><text:span text:style-name="T157">OnEvent (...)</text:span></text:span><text:span text:style-name="T157">). </text:span></text:p>
      <text:p text:style-name="P64"><draw:frame draw:style-name="fr15" draw:name="Image27" text:anchor-type="as-char" svg:width="13.952cm" svg:height="8.257cm" draw:z-index="28"><draw:image xlink:href="Pictures/10000000000002AE000001969A5BB5D1.png" xlink:type="simple" xlink:show="embed" xlink:actuate="onLoad"/></draw:frame></text:p>
      <text:p text:style-name="P66"><text:span text:style-name="T158">Event routing must be set up at the start of a </text:span><text:span text:style-name="Source_20_Text"><text:span text:style-name="T158">ppm-java</text:span></text:span><text:span text:style-name="T158"> run. This is done by calling </text:span><text:span text:style-name="Source_20_Text"><text:span text:style-name="T159">TController.Create_Connection_Events (String idSource, String idRecipient)</text:span></text:span><text:span text:style-name="T159"> which subscribes the object </text:span><text:span text:style-name="Source_20_Text"><text:span text:style-name="T159">idRecipient</text:span></text:span><text:span text:style-name="T159"> <text:s/>to all events from the object <text:s/></text:span><text:span text:style-name="Source_20_Text"><text:span text:style-name="T159">idSource</text:span></text:span>. <text:span text:style-name="T160">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0">TTimer</text:span></text:span><text:span text:style-name="T160">s)</text:span><text:span text:style-name="T160"><text:note text:id="ftn27" text:note-class="footnote"><text:note-citation>27</text:note-citation><text:note-body><text:p text:style-name="P104">In that scenario there are ways to minimize problems, but the best way is to avoid this scenario if possible. For example, with the multiple timer scenario we might just use one timer sending gkEventTimerTick events at a high frequency which is a <text:span text:style-name="T161">whole </text:span>multiple of <text:span text:style-name="T161">the frequency of </text:span>all the TTimers we would have used and then to use frequency division and multiplexing in the object that receives the gkEventTimerTick events.</text:p></text:note-body></text:note></text:span><text:span text:style-name="T160">. </text:span></text:p>
      <text:p text:style-name="P64"><draw:frame draw:style-name="fr16" draw:name="Image28" text:anchor-type="as-char" svg:width="12.592cm" svg:height="5.632cm" draw:z-index="29"><draw:image xlink:href="Pictures/1000000000000400000001CAF1DAB6AC.png" xlink:type="simple" xlink:show="embed" xlink:actuate="onLoad"/></draw:frame></text:p>
      <text:p text:style-name="P65"><text:soft-page-break/>When the session runs, the <text:span text:style-name="T162">source object will send events by calling one of the </text:span><text:span text:style-name="Source_20_Text"><text:span text:style-name="T162">TController.PostEvent</text:span></text:span><text:span text:style-name="T162"> methods. The global </text:span><text:span text:style-name="Source_20_Text"><text:span text:style-name="T162">TController</text:span></text:span><text:span text:style-name="T162"> object will pass this event on to all subscribers of the source object. This means that each subscribed recipients will receive </text:span><text:span text:style-name="Emphasis"><text:span text:style-name="T162">all</text:span></text:span><text:span text:style-name="T162"> events emitted from the source object. </text:span>It's up to <text:span text:style-name="T163">each</text:span> recipient to filter the events for those it's interested in. </text:p>
      <text:p text:style-name="P65"><text:span text:style-name="T157">Events are identified using plain vanilla integer constants. Normally we'd be using an enumerator or a base class for each event type. Both has disadvantages. An enumerator requires an extra import statement for each concrete implementation of </text:span><text:span text:style-name="Source_20_Text"><text:span text:style-name="T157">IEvented</text:span></text:span><text:span text:style-name="T157">, and an event class would need to be instantiated with every event fired. That's fine for the occasional event, but something like </text:span><text:span text:style-name="Source_20_Text"><text:span text:style-name="T157">TTimer</text:span></text:span><text:span text:style-name="T157"> would generate many events in a short time, resulting in the creation of lots and lots of throw away event objects. And this would smell like a very silly design. Using plain-vanilla integers seemed the most economic idea, as it doesn't need any imports and does away with that crazy fabrication of throw away objects. </text:span></text:p>
      <text:p text:style-name="P65"><text:span text:style-name="T157">The </text:span><text:span text:style-name="Source_20_Text"><text:span text:style-name="T157">OnEvent</text:span></text:span><text:span text:style-name="T157"> event handler is overloaded to receive one in-band parameter - as an </text:span><text:span text:style-name="Source_20_Text"><text:span text:style-name="T157">int</text:span></text:span><text:span text:style-name="T157">, a </text:span><text:span text:style-name="Source_20_Text"><text:span text:style-name="T157">long</text:span></text:span><text:span text:style-name="T157"> or as a </text:span><text:span text:style-name="Source_20_Text"><text:span text:style-name="T157">String</text:span></text:span><text:span text:style-name="T157">. This is a bit cumbersome as it means that every implementation of </text:span><text:span text:style-name="Source_20_Text"><text:span text:style-name="T157">IEvented</text:span></text:span><text:span text:style-name="T157"> needs to provide all overloaded versions of </text:span><text:span text:style-name="Source_20_Text"><text:span text:style-name="T157">OnEvent</text:span></text:span><text:span text:style-name="T157"><text:note text:id="ftn28" text:note-class="footnote"><text:note-citation>28</text:note-citation><text:note-body><text:p text:style-name="P105">IDE's such as Eclipse insert the resp. method stubs automatically. Text editor users have to bite the bullet, I'm afraid...</text:p></text:note-body></text:note></text:span><text:span text:style-name="T157">, but the higher performance and possibility to provide in-band data is a good reason to go a bit more complex.</text:span></text:p>
      <text:p text:style-name="P68">Here is a basic example of a network consisting of <text:span text:style-name="T164">one event source connected to a number of receivers</text:span>, <text:span text:style-name="T164">each </text:span>one writ<text:span text:style-name="T164">ing</text:span> to stdout <text:span text:style-name="T164">on each event.</text:span></text:p>
      <text:p text:style-name="P141"><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text:p>
      <text:p text:style-name="src-listing"><text:s/>* <text:s/></text:p>
      <text:p text:style-name="src-listing"><text:s/>* </text:p>
      <text:p text:style-name="src-listing"><text:s/>* @author peter</text:p>
      <text:p text:style-name="src-listing"><text:s/>*/</text:p>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5">*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text:p>
      <text:p text:style-name="src-listing"><text:s/>*/</text:p>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src-listing"><text:s text:c="5"/>* Sends ten events (zeros) to any subscribers. </text:p>
      <text:p text:style-name="src-listing"><text:s text:c="5"/>*/</text:p>
      <text:p text:style-name="src-listing"><text:s text:c="4"/>public void Start ()</text:p>
      <text:p text:style-name="src-listing"><text:s text:c="4"/>{</text:p>
      <text:p text:style-name="src-listing"><text:s text:c="8"/>String <text:s/>id;</text:p>
      <text:p text:style-name="src-listing"><text:s text:c="8"/>String <text:s/>msg;</text:p>
      <text:p text:style-name="src-listing"><text:s text:c="8"/>int <text:s text:c="4"/>i;</text:p>
      <text:p text:style-name="src-listing"><text:s text:c="8"/></text:p>
      <text:p text:style-name="src-listing"><text:s text:c="8"/>id = GetID ();</text:p>
      <text:p text:style-name="src-listing"><text:s text:c="8"/>for (i = 1; i &lt;= 10; i++)</text:p>
      <text:p text:style-name="src-listing"><text:s text:c="8"/>{</text:p>
      <text:p text:style-name="src-listing"><text:s text:c="12"/>msg = "Event #" + i;</text:p>
      <text:p text:style-name="src-listing"><text:s text:c="12"/>TController.PostEvent (0, msg, id);</text:p>
      <text:p text:style-name="src-listing"><text:s text:c="12"/>try {Thread.sleep (1000);} catch (InterruptedException e) {}</text:p>
      <text:p text:style-name="src-listing"><text:s text:c="8"/>}</text:p>
      <text:p text:style-name="src-listing"><text:s text:c="4"/>}</text:p>
      <text:p text:style-name="src-listing"/>
      <text:p text:style-name="src-listing"><text:s text:c="4"/>public void Stop () <text:s text:c="24"/>{/* Do nothing. */}</text:p>
      <text:p text:style-name="src-listing"><text:s text:c="4"/>public void OnEvent (int e) <text:s text:c="16"/>{/* Do nothing; this is just an event source */}</text:p>
      <text:p text:style-name="src-listing"><text:s text:c="4"/>public void OnEvent (int e, int arg0) <text:s text:c="6"/>{/* Do nothing; this is just an event source */}</text:p>
      <text:p text:style-name="src-listing"><text:s text:c="4"/>public void OnEvent (int e, long arg0) <text:s text:c="5"/>{/* Do nothing; this is just an event source */}</text:p>
      <text:p text:style-name="src-listing"><text:s text:c="4"/>public void OnEvent (int e, String arg0) <text:s text:c="3"/>{/* Do nothing; this is just an event source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Caption">TSink</text:p>
      <text:p text:style-name="src-listing"><text:soft-page-break/></text:p>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text:p>
      <text:p text:style-name="src-listing"><text:s/>*</text:p>
      <text:p text:style-name="src-listing"><text:s/>*/</text:p>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7">Here is the program output (stdout):</text:p>
      <text:list xml:id="list205405364412042" text:continue-list="list205403707717301"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192"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5736109937679044267" text:style-name="L21">
        <text:list-item>
          <text:p text:style-name="P181">Finish documentation (est. one week).</text:p>
        </text:list-item>
        <text:list-item>
          <text:p text:style-name="P182"><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77">BS.1770-4, Annex 2. <text:span text:style-name="Internet_20_link">https://www.itu.int/dms_pubrec/itu-r/rec/bs/R-REC-BS.1770-4-201510-I!!PDF-E.pdf</text:span></text:p></text:note-body></text:note></text:span><text:span text:style-name="T24"> (est one week).</text:span></text:p>
        </text:list-item>
        <text:list-item>
          <text:p text:style-name="P183">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93" text:outline-level="1">Appendi<text:span text:style-name="T17">ces</text:span></text:h>
      <text:h text:style-name="P197" text:outline-level="2"><text:span text:style-name="T17">App. 1: </text:span>Example listings</text:h>
      <text:p text:style-name="P138"/>
      <text:h text:style-name="P200" text:outline-level="3"><text:soft-page-break/>Listing 1:</text:h>
      <text:p text:style-name="P136"/>
      <text:p text:style-name="P136">package ppm_java._dev.concept.trial.JJack;</text:p>
      <text:p text:style-name="P136"/>
      <text:p text:style-name="P136">import java.nio.FloatBuffer;</text:p>
      <text:p text:style-name="P136">import de.gulden.framework.jjack.JJackAudioEvent;</text:p>
      <text:p text:style-name="P136">import de.gulden.framework.jjack.JJackAudioProcessor;</text:p>
      <text:p text:style-name="P136">import de.gulden.framework.jjack.JJackException;</text:p>
      <text:p text:style-name="P136">import de.gulden.framework.jjack.JJackSystem;</text:p>
      <text:p text:style-name="P136">import ppm_java.util.logging.TLogger;</text:p>
      <text:p text:style-name="P136"/>
      <text:p text:style-name="P136">/**</text:p>
      <text:p text:style-name="P136"><text:s/>* Loads the JJack driver, connects to a running instance of JackD and prints</text:p>
      <text:p text:style-name="P136"><text:s/>* the peak of every incoming frame to stdout.</text:p>
      <text:p text:style-name="P136"><text:s/>* </text:p>
      <text:p text:style-name="P136"><text:s/>* @author peter</text:p>
      <text:p text:style-name="P136"><text:s/>*/</text:p>
      <text:p text:style-name="P136">public class TDev_Trial_JJack_process_01 implements JJackAudioProcessor</text:p>
      <text:p text:style-name="P136">{</text:p>
      <text:p text:style-name="P136"><text:s text:c="4"/>public static void main (String[] args)</text:p>
      <text:p text:style-name="P136"><text:s text:c="4"/>{</text:p>
      <text:p text:style-name="P136"><text:s text:c="8"/>TDev_Trial_JJack_process_01 processor;</text:p>
      <text:p text:style-name="P136"><text:s text:c="8"/></text:p>
      <text:p text:style-name="P136"><text:s text:c="8"/>/* Setting up Jack client and terminator thread. <text:s/>*/</text:p>
      <text:p text:style-name="P136"><text:s text:c="8"/>processor <text:s/>= new TDev_Trial_JJack_process_01 ();</text:p>
      <text:p text:style-name="P136"><text:s text:c="8"/></text:p>
      <text:p text:style-name="P136"><text:s text:c="8"/>/* Connecting with the running instance of Jack */</text:p>
      <text:p text:style-name="P136"><text:s text:c="8"/>JJackSystem.setProcessor (processor);</text:p>
      <text:p text:style-name="P136"><text:s text:c="8"/></text:p>
      <text:p text:style-name="P136"><text:s text:c="8"/>/* Terminator timer - must run in separate thread */</text:p>
      <text:p text:style-name="P136"><text:s text:c="8"/>new Thread ()</text:p>
      <text:p text:style-name="P136"><text:s text:c="8"/>{</text:p>
      <text:p text:style-name="P136"><text:s text:c="12"/>public void run ()</text:p>
      <text:p text:style-name="P136"><text:s text:c="12"/>{</text:p>
      <text:p text:style-name="P136"><text:s text:c="16"/>try </text:p>
      <text:p text:style-name="P136"><text:s text:c="16"/>{</text:p>
      <text:p text:style-name="P136"><text:s text:c="20"/>Thread.sleep (500);</text:p>
      <text:p text:style-name="P136"><text:s text:c="20"/>JJackSystem.shutdown ();</text:p>
      <text:p text:style-name="P136"><text:s text:c="16"/>}</text:p>
      <text:p text:style-name="P136"><text:s text:c="16"/>catch (JJackException | InterruptedException e)</text:p>
      <text:p text:style-name="P136"><text:s text:c="16"/>{</text:p>
      <text:p text:style-name="P136"><text:s text:c="20"/>e.printStackTrace();</text:p>
      <text:p text:style-name="P136"><text:s text:c="16"/>}</text:p>
      <text:p text:style-name="P136"><text:s text:c="16"/>System.exit (1);</text:p>
      <text:p text:style-name="P136"><text:s text:c="12"/>}</text:p>
      <text:p text:style-name="P136"><text:s text:c="8"/>}.start ();</text:p>
      <text:p text:style-name="P136"><text:s text:c="4"/>}</text:p>
      <text:p text:style-name="P136"/>
      <text:p text:style-name="P136"><text:s text:c="4"/>private int fIFrame;</text:p>
      <text:p text:style-name="P136"><text:s text:c="4"/></text:p>
      <text:p text:style-name="P136"><text:s text:c="4"/>public TDev_Trial_JJack_process_01 ()</text:p>
      <text:p text:style-name="P136"><text:s text:c="4"/>{</text:p>
      <text:p text:style-name="P136"><text:s text:c="8"/>fIFrame = 0;</text:p>
      <text:p text:style-name="P136"><text:s text:c="4"/>}</text:p>
      <text:p text:style-name="P136"><text:s text:c="4"/></text:p>
      <text:p text:style-name="P136"><text:s text:c="4"/>/**</text:p>
      <text:p text:style-name="P136"><text:s text:c="5"/>* The process callback. Called by the Jack server via the JJack bridge. Time critical!</text:p>
      <text:p text:style-name="P136"><text:s text:c="5"/>*/</text:p>
      <text:p text:style-name="P136"><text:s text:c="4"/>@Override</text:p>
      <text:p text:style-name="P136"><text:s text:c="4"/>public void process (JJackAudioEvent e)</text:p>
      <text:p text:style-name="P136"><text:s text:c="4"/>{</text:p>
      <text:p text:style-name="P136"><text:s text:c="8"/>FloatBuffer <text:s text:c="8"/>inBuf;</text:p>
      <text:p text:style-name="P136"><text:s text:c="8"/>int <text:s text:c="16"/>nSamples;</text:p>
      <text:p text:style-name="P136"><text:s text:c="8"/>int <text:s text:c="16"/>i;</text:p>
      <text:p text:style-name="P136"><text:s text:c="8"/>float <text:s text:c="14"/>s;</text:p>
      <text:p text:style-name="P136"><text:s text:c="8"/>float <text:s text:c="14"/>sRect;</text:p>
      <text:p text:style-name="P136"><text:s text:c="8"/>float <text:s text:c="14"/>peak;</text:p>
      <text:p text:style-name="P136"><text:s text:c="8"/></text:p>
      <text:p text:style-name="P136"><text:s text:c="8"/>fIFrame++;</text:p>
      <text:p text:style-name="P136"><text:s text:c="8"/>inBuf <text:s text:c="6"/>= e.getInput (0);</text:p>
      <text:p text:style-name="P136"><text:s text:c="8"/>nSamples <text:s text:c="3"/>= inBuf.limit ();</text:p>
      <text:p text:style-name="P136"><text:s text:c="8"/>peak <text:s text:c="7"/>= 0;</text:p>
      <text:p text:style-name="P136"><text:s text:c="8"/>for (i = 0; i &lt; nSamples; i++)</text:p>
      <text:p text:style-name="P136"><text:s text:c="8"/>{</text:p>
      <text:p text:style-name="P136"><text:s text:c="12"/>/* Get next sample. */</text:p>
      <text:p text:style-name="P136"><text:s text:c="12"/>s = inBuf.get (i);</text:p>
      <text:p text:style-name="P136"><text:s text:c="12"/></text:p>
      <text:p text:style-name="P136"><text:s text:c="12"/>/* Rectify (i.e. mirror a negative sample to it's positive opposite). */</text:p>
      <text:p text:style-name="P136"><text:s text:c="12"/>sRect = (s &lt; 0) <text:s/>? <text:s/>-s : s;</text:p>
      <text:p text:style-name="P136"><text:s text:c="12"/></text:p>
      <text:p text:style-name="P136"><text:s text:c="12"/>/* Determine peak value. */</text:p>
      <text:p text:style-name="P136"><text:s text:c="12"/>peak = (sRect &gt; peak) <text:s/>? <text:s/>sRect : peak;</text:p>
      <text:p text:style-name="P136"><text:s text:c="8"/>}</text:p>
      <text:p text:style-name="P136"><text:s text:c="8"/>System.out.println ("Frame: " + fIFrame + "; Peak value (abs): " + peak + ".");</text:p>
      <text:p text:style-name="P136"><text:s text:c="4"/>}</text:p>
      <text:p text:style-name="P136"><text:soft-page-break/>}</text:p>
      <text:p text:style-name="P136"/>
      <text:h text:style-name="P198" text:outline-level="2">Glossary</text:h>
      <text:p text:style-name="dt">Priority inversion</text:p>
      <text:p text:style-name="P111">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10">https://en.wikipedia.org/wiki/Priority_inversion</text:p>
      <text:h text:style-name="Heading_20_1" text:outline-level="1"><text:bookmark-start text:name="__RefHeading__7349_82437932"/>License<text:bookmark-end text:name="__RefHeading__7349_82437932"/></text:h>
      <text:p text:style-name="P107">A program to display audio levels using PPM ballistics.</text:p>
      <text:p text:style-name="P109"><text:span text:style-name="T27">Copyright (C) </text:span><text:span text:style-name="T28">2017</text:span><text:span text:style-name="T27"> </text:span><text:span text:style-name="T28">Peter Hoppe</text:span></text:p>
      <text:p text:style-name="P108">This program is free software: you can redistribute it and/or modify it under the terms of the GNU General Public License as published by the Free Software Foundation, either version 3 of the License, or (at your option) any later version.</text:p>
      <text:p text:style-name="P108">This program is distributed in the hope that it will be useful, but WITHOUT ANY WARRANTY; without even the implied warranty of MERCHANTABILITY or FITNESS FOR A PARTICULAR PURPOSE. See the GNU General Public License for more details.</text:p>
      <text:p text:style-name="P108">You should have received a copy of the GNU General Public License along with this program. <text:s/>If not, see &lt;http://www.gnu.org/licenses/&gt;.</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4</text:page-number> <text:span text:style-name="MT1">(</text:span><text:page-count>44</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1T20:54:01.742356649</dc:date>
    <meta:editing-duration>P8DT3H45S</meta:editing-duration>
    <meta:editing-cycles>609</meta:editing-cycles>
    <meta:document-statistic meta:table-count="5" meta:image-count="28" meta:object-count="0" meta:page-count="44" meta:paragraph-count="1156" meta:word-count="8969" meta:character-count="63320" meta:non-whitespace-character-count="48522"/>
  </office:meta>
</office:document-meta>
</file>